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1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2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3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4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5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6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7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8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style:font-name="Courier New" style:font-name-asian="Courier New" style:font-name-complex="Courier New"/>
    </style:style>
    <style:style style:name="T2" style:family="text">
      <style:text-properties style:font-name="Courier New" style:font-name-asian="Courier New" style:font-name-complex="Courier New"/>
    </style:style>
    <style:style style:name="T3" style:family="text">
      <style:text-properties style:font-name="Courier New" style:font-name-asian="Courier New" style:font-name-complex="Courier New"/>
    </style:style>
    <style:style style:name="T4" style:family="text">
      <style:text-properties style:font-name="Courier New" style:font-name-asian="Courier New" style:font-name-complex="Courier New"/>
    </style:style>
    <style:style style:name="T5" style:family="text">
      <style:text-properties style:font-name="Courier New" style:font-name-asian="Courier New" style:font-name-complex="Courier New"/>
    </style:style>
    <style:style style:name="T6" style:family="text">
      <style:text-properties style:font-name="Courier New" style:font-name-asian="Courier New" style:font-name-complex="Courier New"/>
    </style:style>
    <style:style style:name="T7" style:family="text">
      <style:text-properties style:font-name="Courier New" style:font-name-asian="Courier New" style:font-name-complex="Courier New"/>
    </style:style>
    <style:style style:name="T8" style:family="text">
      <style:text-properties style:font-name="Courier New" style:font-name-asian="Courier New" style:font-name-complex="Courier New"/>
    </style:style>
    <style:style style:name="T9" style:family="text">
      <style:text-properties style:font-name="Courier New" style:font-name-asian="Courier New" style:font-name-complex="Courier New"/>
    </style:style>
    <style:style style:name="T10" style:family="text">
      <style:text-properties style:font-name="Courier New" style:font-name-asian="Courier New" style:font-name-complex="Courier New"/>
    </style:style>
    <style:style style:name="T11" style:family="text">
      <style:text-properties style:font-name="Courier New" style:font-name-asian="Courier New" style:font-name-complex="Courier New"/>
    </style:style>
    <style:style style:name="T12" style:family="text">
      <style:text-properties style:font-name="Courier New" style:font-name-asian="Courier New" style:font-name-complex="Courier New"/>
    </style:style>
    <style:style style:name="T13" style:family="text">
      <style:text-properties style:font-name="Courier New" style:font-name-asian="Courier New" style:font-name-complex="Courier New"/>
    </style:style>
    <style:style style:name="T14" style:family="text">
      <style:text-properties style:font-name="Courier New" style:font-name-asian="Courier New" style:font-name-complex="Courier New"/>
    </style:style>
    <style:style style:name="T15" style:family="text">
      <style:text-properties style:font-name="Courier New" style:font-name-asian="Courier New" style:font-name-complex="Courier New"/>
    </style:style>
    <style:style style:name="T16" style:family="text">
      <style:text-properties style:font-name="Courier New" style:font-name-asian="Courier New" style:font-name-complex="Courier New"/>
    </style:style>
    <style:style style:name="T17" style:family="text">
      <style:text-properties style:font-name="Courier New" style:font-name-asian="Courier New" style:font-name-complex="Courier New"/>
    </style:style>
    <style:style style:name="T18" style:family="text">
      <style:text-properties style:font-name="Courier New" style:font-name-asian="Courier New" style:font-name-complex="Courier New"/>
    </style:style>
    <style:style style:name="T19" style:family="text">
      <style:text-properties style:font-name="Courier New" style:font-name-asian="Courier New" style:font-name-complex="Courier New"/>
    </style:style>
    <style:style style:name="T20" style:family="text">
      <style:text-properties style:font-name="Courier New" style:font-name-asian="Courier New" style:font-name-complex="Courier New"/>
    </style:style>
    <style:style style:name="T21" style:family="text">
      <style:text-properties style:font-name="Courier New" style:font-name-asian="Courier New" style:font-name-complex="Courier New"/>
    </style:style>
    <style:style style:name="T22" style:family="text">
      <style:text-properties style:font-name="Courier New" style:font-name-asian="Courier New" style:font-name-complex="Courier New"/>
    </style:style>
    <style:style style:name="T23" style:family="text">
      <style:text-properties style:font-name="Courier New" style:font-name-asian="Courier New" style:font-name-complex="Courier New"/>
    </style:style>
    <style:style style:name="T24" style:family="text">
      <style:text-properties style:font-name="Courier New" style:font-name-asian="Courier New" style:font-name-complex="Courier New"/>
    </style:style>
    <style:style style:name="T25" style:family="text">
      <style:text-properties style:font-name="Courier New" style:font-name-asian="Courier New" style:font-name-complex="Courier New"/>
    </style:style>
    <style:style style:name="T26" style:family="text">
      <style:text-properties style:font-name="Courier New" style:font-name-asian="Courier New" style:font-name-complex="Courier New"/>
    </style:style>
    <style:style style:name="T27" style:family="text">
      <style:text-properties style:font-name="Courier New" style:font-name-asian="Courier New" style:font-name-complex="Courier New"/>
    </style:style>
    <style:style style:name="T28" style:family="text">
      <style:text-properties style:font-name="Courier New" style:font-name-asian="Courier New" style:font-name-complex="Courier New"/>
    </style:style>
    <style:style style:name="T29" style:family="text">
      <style:text-properties style:font-name="Courier New" style:font-name-asian="Courier New" style:font-name-complex="Courier New"/>
    </style:style>
    <style:style style:name="T30" style:family="text">
      <style:text-properties style:font-name="Courier New" style:font-name-asian="Courier New" style:font-name-complex="Courier New"/>
    </style:style>
    <style:style style:name="T31" style:family="text">
      <style:text-properties style:font-name="Courier New" style:font-name-asian="Courier New" style:font-name-complex="Courier New"/>
    </style:style>
    <style:style style:name="T32" style:family="text">
      <style:text-properties style:font-name="Courier New" style:font-name-asian="Courier New" style:font-name-complex="Courier New"/>
    </style:style>
    <style:style style:name="T33" style:family="text">
      <style:text-properties style:font-name="Courier New" style:font-name-asian="Courier New" style:font-name-complex="Courier New"/>
    </style:style>
    <style:style style:name="T34" style:family="text">
      <style:text-properties style:font-name="Courier New" style:font-name-asian="Courier New" style:font-name-complex="Courier New"/>
    </style:style>
    <style:style style:name="T35" style:family="text">
      <style:text-properties style:font-name="Courier New" style:font-name-asian="Courier New" style:font-name-complex="Courier New"/>
    </style:style>
    <style:style style:name="T36" style:family="text">
      <style:text-properties style:font-name="Courier New" style:font-name-asian="Courier New" style:font-name-complex="Courier New"/>
    </style:style>
    <style:style style:name="T37" style:family="text">
      <style:text-properties style:font-name="Courier New" style:font-name-asian="Courier New" style:font-name-complex="Courier New"/>
    </style:style>
    <style:style style:name="T38" style:family="text">
      <style:text-properties style:font-name="Courier New" style:font-name-asian="Courier New" style:font-name-complex="Courier New"/>
    </style:style>
    <style:style style:name="T39" style:family="text">
      <style:text-properties style:font-name="Courier New" style:font-name-asian="Courier New" style:font-name-complex="Courier New"/>
    </style:style>
    <style:style style:name="T40" style:family="text">
      <style:text-properties style:font-name="Courier New" style:font-name-asian="Courier New" style:font-name-complex="Courier New"/>
    </style:style>
    <style:style style:name="T41" style:family="text">
      <style:text-properties style:font-name="Courier New" style:font-name-asian="Courier New" style:font-name-complex="Courier New"/>
    </style:style>
    <style:style style:name="T42" style:family="text">
      <style:text-properties style:font-name="Courier New" style:font-name-asian="Courier New" style:font-name-complex="Courier New"/>
    </style:style>
    <style:style style:name="T43" style:family="text">
      <style:text-properties style:font-name="Courier New" style:font-name-asian="Courier New" style:font-name-complex="Courier New"/>
    </style:style>
    <style:style style:name="T44" style:family="text">
      <style:text-properties style:font-name="Courier New" style:font-name-asian="Courier New" style:font-name-complex="Courier New"/>
    </style:style>
    <style:style style:name="T45" style:family="text">
      <style:text-properties style:font-name="Courier New" style:font-name-asian="Courier New" style:font-name-complex="Courier New"/>
    </style:style>
    <style:style style:name="T46" style:family="text">
      <style:text-properties style:font-name="Courier New" style:font-name-asian="Courier New" style:font-name-complex="Courier New"/>
    </style:style>
    <style:style style:name="T47" style:family="text">
      <style:text-properties style:font-name="Courier New" style:font-name-asian="Courier New" style:font-name-complex="Courier New"/>
    </style:style>
    <style:style style:name="T48" style:family="text">
      <style:text-properties style:font-name="Courier New" style:font-name-asian="Courier New" style:font-name-complex="Courier New"/>
    </style:style>
    <style:style style:name="T49" style:family="text">
      <style:text-properties style:font-name="Courier New" style:font-name-asian="Courier New" style:font-name-complex="Courier New"/>
    </style:style>
    <style:style style:name="T50" style:family="text">
      <style:text-properties style:font-name="Courier New" style:font-name-asian="Courier New" style:font-name-complex="Courier New"/>
    </style:style>
    <style:style style:name="T51" style:family="text">
      <style:text-properties style:font-name="Courier New" style:font-name-asian="Courier New" style:font-name-complex="Courier New"/>
    </style:style>
    <style:style style:name="T52" style:family="text">
      <style:text-properties style:font-name="Courier New" style:font-name-asian="Courier New" style:font-name-complex="Courier New"/>
    </style:style>
    <style:style style:name="T53" style:family="text">
      <style:text-properties style:font-name="Courier New" style:font-name-asian="Courier New" style:font-name-complex="Courier New"/>
    </style:style>
    <style:style style:name="T54" style:family="text">
      <style:text-properties style:font-name="Courier New" style:font-name-asian="Courier New" style:font-name-complex="Courier New"/>
    </style:style>
    <style:style style:name="T55" style:family="text">
      <style:text-properties style:font-name="Courier New" style:font-name-asian="Courier New" style:font-name-complex="Courier New"/>
    </style:style>
    <style:style style:name="T56" style:family="text">
      <style:text-properties style:font-name="Courier New" style:font-name-asian="Courier New" style:font-name-complex="Courier New"/>
    </style:style>
    <style:style style:name="T57" style:family="text">
      <style:text-properties style:font-name="Courier New" style:font-name-asian="Courier New" style:font-name-complex="Courier New"/>
    </style:style>
    <style:style style:name="T58" style:family="text">
      <style:text-properties style:font-name="Courier New" style:font-name-asian="Courier New" style:font-name-complex="Courier New"/>
    </style:style>
    <style:style style:name="T59" style:family="text">
      <style:text-properties style:font-name="Courier New" style:font-name-asian="Courier New" style:font-name-complex="Courier New"/>
    </style:style>
    <style:style style:name="T60" style:family="text">
      <style:text-properties style:font-name="Courier New" style:font-name-asian="Courier New" style:font-name-complex="Courier New"/>
    </style:style>
    <style:style style:name="T61" style:family="text">
      <style:text-properties style:font-name="Courier New" style:font-name-asian="Courier New" style:font-name-complex="Courier New"/>
    </style:style>
    <style:style style:name="T62" style:family="text">
      <style:text-properties style:font-name="Courier New" style:font-name-asian="Courier New" style:font-name-complex="Courier New"/>
    </style:style>
    <style:style style:name="T63" style:family="text">
      <style:text-properties style:font-name="Courier New" style:font-name-asian="Courier New" style:font-name-complex="Courier New"/>
    </style:style>
    <style:style style:name="T64" style:family="text">
      <style:text-properties style:font-name="Courier New" style:font-name-asian="Courier New" style:font-name-complex="Courier New"/>
    </style:style>
    <style:style style:name="T65" style:family="text">
      <style:text-properties style:font-name="Courier New" style:font-name-asian="Courier New" style:font-name-complex="Courier New"/>
    </style:style>
    <style:style style:name="T66" style:family="text">
      <style:text-properties style:font-name="Courier New" style:font-name-asian="Courier New" style:font-name-complex="Courier New"/>
    </style:style>
    <style:style style:name="T67" style:family="text">
      <style:text-properties style:font-name="Courier New" style:font-name-asian="Courier New" style:font-name-complex="Courier New"/>
    </style:style>
    <style:style style:name="T68" style:family="text">
      <style:text-properties style:font-name="Courier New" style:font-name-asian="Courier New" style:font-name-complex="Courier New"/>
    </style:style>
    <style:style style:name="T69" style:family="text">
      <style:text-properties style:font-name="Courier New" style:font-name-asian="Courier New" style:font-name-complex="Courier New"/>
    </style:style>
    <style:style style:name="T70" style:family="text">
      <style:text-properties style:font-name="Courier New" style:font-name-asian="Courier New" style:font-name-complex="Courier New"/>
    </style:style>
    <style:style style:name="T71" style:family="text">
      <style:text-properties style:font-name="Courier New" style:font-name-asian="Courier New" style:font-name-complex="Courier New"/>
    </style:style>
    <style:style style:name="T72" style:family="text">
      <style:text-properties style:font-name="Courier New" style:font-name-asian="Courier New" style:font-name-complex="Courier New"/>
    </style:style>
    <style:style style:name="T73" style:family="text">
      <style:text-properties style:font-name="Courier New" style:font-name-asian="Courier New" style:font-name-complex="Courier New"/>
    </style:style>
    <style:style style:name="T74" style:family="text">
      <style:text-properties style:font-name="Courier New" style:font-name-asian="Courier New" style:font-name-complex="Courier New"/>
    </style:style>
    <style:style style:name="T75" style:family="text">
      <style:text-properties style:font-name="Courier New" style:font-name-asian="Courier New" style:font-name-complex="Courier New"/>
    </style:style>
    <style:style style:name="T76" style:family="text">
      <style:text-properties style:font-name="Courier New" style:font-name-asian="Courier New" style:font-name-complex="Courier New"/>
    </style:style>
    <style:style style:name="T77" style:family="text">
      <style:text-properties style:font-name="Courier New" style:font-name-asian="Courier New" style:font-name-complex="Courier New"/>
    </style:style>
    <style:style style:name="T78" style:family="text">
      <style:text-properties style:font-name="Courier New" style:font-name-asian="Courier New" style:font-name-complex="Courier New"/>
    </style:style>
    <style:style style:name="T79" style:family="text">
      <style:text-properties style:font-name="Courier New" style:font-name-asian="Courier New" style:font-name-complex="Courier New"/>
    </style:style>
    <style:style style:name="T80" style:family="text">
      <style:text-properties style:font-name="Courier New" style:font-name-asian="Courier New" style:font-name-complex="Courier New"/>
    </style:style>
    <style:style style:name="T81" style:family="text">
      <style:text-properties style:font-name="Courier New" style:font-name-asian="Courier New" style:font-name-complex="Courier New"/>
    </style:style>
    <style:style style:name="T82" style:family="text">
      <style:text-properties style:font-name="Courier New" style:font-name-asian="Courier New" style:font-name-complex="Courier New"/>
    </style:style>
    <style:style style:name="T83" style:family="text">
      <style:text-properties style:font-name="Courier New" style:font-name-asian="Courier New" style:font-name-complex="Courier New"/>
    </style:style>
    <style:style style:name="T84" style:family="text">
      <style:text-properties style:font-name="Courier New" style:font-name-asian="Courier New" style:font-name-complex="Courier New"/>
    </style:style>
    <style:style style:name="T85" style:family="text">
      <style:text-properties style:font-name="Courier New" style:font-name-asian="Courier New" style:font-name-complex="Courier New"/>
    </style:style>
    <style:style style:name="T86" style:family="text">
      <style:text-properties style:font-name="Courier New" style:font-name-asian="Courier New" style:font-name-complex="Courier New"/>
    </style:style>
    <style:style style:name="T87" style:family="text">
      <style:text-properties style:font-name="Courier New" style:font-name-asian="Courier New" style:font-name-complex="Courier New"/>
    </style:style>
    <style:style style:name="T88" style:family="text">
      <style:text-properties style:font-name="Courier New" style:font-name-asian="Courier New" style:font-name-complex="Courier New"/>
    </style:style>
    <style:style style:name="T89" style:family="text">
      <style:text-properties style:font-name="Courier New" style:font-name-asian="Courier New" style:font-name-complex="Courier New"/>
    </style:style>
    <style:style style:name="T90" style:family="text">
      <style:text-properties style:font-name="Courier New" style:font-name-asian="Courier New" style:font-name-complex="Courier New"/>
    </style:style>
    <style:style style:name="T91" style:family="text">
      <style:text-properties style:font-name="Courier New" style:font-name-asian="Courier New" style:font-name-complex="Courier New"/>
    </style:style>
    <style:style style:name="T92" style:family="text">
      <style:text-properties style:font-name="Courier New" style:font-name-asian="Courier New" style:font-name-complex="Courier New"/>
    </style:style>
    <style:style style:name="T93" style:family="text">
      <style:text-properties style:font-name="Courier New" style:font-name-asian="Courier New" style:font-name-complex="Courier New"/>
    </style:style>
    <style:style style:name="T94" style:family="text">
      <style:text-properties style:font-name="Courier New" style:font-name-asian="Courier New" style:font-name-complex="Courier New"/>
    </style:style>
    <style:style style:name="T95" style:family="text">
      <style:text-properties style:font-name="Courier New" style:font-name-asian="Courier New" style:font-name-complex="Courier New"/>
    </style:style>
    <style:style style:name="T96" style:family="text">
      <style:text-properties style:font-name="Courier New" style:font-name-asian="Courier New" style:font-name-complex="Courier New"/>
    </style:style>
    <style:style style:name="T97" style:family="text">
      <style:text-properties style:font-name="Courier New" style:font-name-asian="Courier New" style:font-name-complex="Courier New"/>
    </style:style>
    <style:style style:name="T98" style:family="text">
      <style:text-properties style:font-name="Courier New" style:font-name-asian="Courier New" style:font-name-complex="Courier New"/>
    </style:style>
    <style:style style:name="T99" style:family="text">
      <style:text-properties style:font-name="Courier New" style:font-name-asian="Courier New" style:font-name-complex="Courier New"/>
    </style:style>
    <style:style style:name="T100" style:family="text">
      <style:text-properties style:font-name="Courier New" style:font-name-asian="Courier New" style:font-name-complex="Courier New"/>
    </style:style>
    <style:style style:name="T101" style:family="text">
      <style:text-properties style:font-name="Courier New" style:font-name-asian="Courier New" style:font-name-complex="Courier New"/>
    </style:style>
    <style:style style:name="T102" style:family="text">
      <style:text-properties style:font-name="Courier New" style:font-name-asian="Courier New" style:font-name-complex="Courier New"/>
    </style:style>
    <style:style style:name="T103" style:family="text">
      <style:text-properties style:font-name="Courier New" style:font-name-asian="Courier New" style:font-name-complex="Courier New"/>
    </style:style>
    <style:style style:name="T104" style:family="text">
      <style:text-properties style:font-name="Courier New" style:font-name-asian="Courier New" style:font-name-complex="Courier New"/>
    </style:style>
    <style:style style:name="T105" style:family="text">
      <style:text-properties style:font-name="Courier New" style:font-name-asian="Courier New" style:font-name-complex="Courier New"/>
    </style:style>
    <style:style style:name="T106" style:family="text">
      <style:text-properties style:font-name="Courier New" style:font-name-asian="Courier New" style:font-name-complex="Courier New"/>
    </style:style>
    <style:style style:name="T107" style:family="text">
      <style:text-properties style:font-name="Courier New" style:font-name-asian="Courier New" style:font-name-complex="Courier New"/>
    </style:style>
    <style:style style:name="T108" style:family="text">
      <style:text-properties style:font-name="Courier New" style:font-name-asian="Courier New" style:font-name-complex="Courier New"/>
    </style:style>
    <style:style style:name="T109" style:family="text">
      <style:text-properties style:font-name="Courier New" style:font-name-asian="Courier New" style:font-name-complex="Courier New"/>
    </style:style>
    <style:style style:name="T110" style:family="text">
      <style:text-properties style:font-name="Courier New" style:font-name-asian="Courier New" style:font-name-complex="Courier New"/>
    </style:style>
    <style:style style:name="T111" style:family="text">
      <style:text-properties style:font-name="Courier New" style:font-name-asian="Courier New" style:font-name-complex="Courier New"/>
    </style:style>
    <style:style style:name="T112" style:family="text">
      <style:text-properties style:font-name="Courier New" style:font-name-asian="Courier New" style:font-name-complex="Courier New"/>
    </style:style>
    <style:style style:name="T113" style:family="text">
      <style:text-properties style:font-name="Courier New" style:font-name-asian="Courier New" style:font-name-complex="Courier New"/>
    </style:style>
    <style:style style:name="T114" style:family="text">
      <style:text-properties style:font-name="Courier New" style:font-name-asian="Courier New" style:font-name-complex="Courier New"/>
    </style:style>
    <style:style style:name="T115" style:family="text">
      <style:text-properties style:font-name="Courier New" style:font-name-asian="Courier New" style:font-name-complex="Courier New"/>
    </style:style>
    <style:style style:name="T116" style:family="text">
      <style:text-properties style:font-name="Courier New" style:font-name-asian="Courier New" style:font-name-complex="Courier New"/>
    </style:style>
    <style:style style:name="T117" style:family="text">
      <style:text-properties style:font-name="Courier New" style:font-name-asian="Courier New" style:font-name-complex="Courier New"/>
    </style:style>
    <style:style style:name="T118" style:family="text">
      <style:text-properties style:font-name="Courier New" style:font-name-asian="Courier New" style:font-name-complex="Courier New"/>
    </style:style>
    <style:style style:name="T119" style:family="text">
      <style:text-properties style:font-name="Courier New" style:font-name-asian="Courier New" style:font-name-complex="Courier New"/>
    </style:style>
    <style:style style:name="T120" style:family="text">
      <style:text-properties style:font-name="Courier New" style:font-name-asian="Courier New" style:font-name-complex="Courier New"/>
    </style:style>
    <style:style style:name="T121" style:family="text">
      <style:text-properties style:font-name="Courier New" style:font-name-asian="Courier New" style:font-name-complex="Courier New"/>
    </style:style>
    <style:style style:name="T122" style:family="text">
      <style:text-properties style:font-name="Courier New" style:font-name-asian="Courier New" style:font-name-complex="Courier New"/>
    </style:style>
    <style:style style:name="T123" style:family="text">
      <style:text-properties style:font-name="Courier New" style:font-name-asian="Courier New" style:font-name-complex="Courier New"/>
    </style:style>
    <style:style style:name="T124" style:family="text">
      <style:text-properties style:font-name="Courier New" style:font-name-asian="Courier New" style:font-name-complex="Courier New"/>
    </style:style>
    <style:style style:name="T125" style:family="text">
      <style:text-properties style:font-name="Courier New" style:font-name-asian="Courier New" style:font-name-complex="Courier New"/>
    </style:style>
    <style:style style:name="T126" style:family="text">
      <style:text-properties style:font-name="Courier New" style:font-name-asian="Courier New" style:font-name-complex="Courier New"/>
    </style:style>
    <style:style style:name="T127" style:family="text">
      <style:text-properties style:font-name="Courier New" style:font-name-asian="Courier New" style:font-name-complex="Courier New"/>
    </style:style>
    <style:style style:name="T128" style:family="text">
      <style:text-properties style:font-name="Courier New" style:font-name-asian="Courier New" style:font-name-complex="Courier New"/>
    </style:style>
    <style:style style:name="T129" style:family="text">
      <style:text-properties style:font-name="Courier New" style:font-name-asian="Courier New" style:font-name-complex="Courier New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Text_20_body" style:list-style-name="L4">
      <style:paragraph-properties fo:margin-top="0in" fo:margin-bottom="0in"/>
    </style:style>
    <style:style style:name="P25" style:family="paragraph" style:parent-style-name="Text_20_body" style:list-style-name="L5">
      <style:paragraph-properties fo:margin-top="0in" fo:margin-bottom="0in"/>
    </style:style>
    <style:style style:name="P26" style:family="paragraph" style:parent-style-name="Text_20_body" style:list-style-name="L6">
    </style:style>
    <style:style style:name="P27" style:family="paragraph" style:parent-style-name="Text_20_body" style:list-style-name="L7">
      <style:paragraph-properties fo:margin-top="0in" fo:margin-bottom="0in"/>
    </style:style>
    <style:style style:name="P28" style:family="paragraph" style:parent-style-name="Text_20_body" style:list-style-name="L8">
    </style:style>
    <style:style style:name="P29" style:family="paragraph" style:parent-style-name="Text_20_body" style:list-style-name="L9">
      <style:paragraph-properties fo:margin-top="0in" fo:margin-bottom="0in"/>
    </style:style>
    <style:style style:name="P30" style:family="paragraph" style:parent-style-name="Text_20_body" style:list-style-name="L10">
    </style:style>
    <style:style style:name="P31" style:family="paragraph" style:parent-style-name="Text_20_body" style:list-style-name="L11">
    </style:style>
    <style:style style:name="P32" style:family="paragraph" style:parent-style-name="Text_20_body" style:list-style-name="L12">
    </style:style>
    <style:style style:name="P33" style:family="paragraph" style:parent-style-name="Text_20_body" style:list-style-name="L13">
    </style:style>
    <style:style style:name="P34" style:family="paragraph" style:parent-style-name="Text_20_body" style:list-style-name="L14">
    </style:style>
    <style:style style:name="P35" style:family="paragraph" style:parent-style-name="Text_20_body" style:list-style-name="L15">
    </style:style>
    <style:style style:name="P36" style:family="paragraph" style:parent-style-name="Text_20_body" style:list-style-name="L16">
    </style:style>
    <style:style style:name="P37" style:family="paragraph" style:parent-style-name="Text_20_body" style:list-style-name="L17">
    </style:style>
    <style:style style:name="P38" style:family="paragraph" style:parent-style-name="Text_20_body" style:list-style-name="L18">
    </style:style>
    <style:style style:name="P39" style:family="paragraph" style:parent-style-name="Text_20_body" style:list-style-name="L19">
    </style:style>
    <style:style style:name="P40" style:family="paragraph" style:parent-style-name="Text_20_body" style:list-style-name="L20">
    </style:style>
    <style:style style:name="P41" style:family="paragraph" style:parent-style-name="Text_20_body" style:list-style-name="L21">
    </style:style>
    <style:style style:name="P42" style:family="paragraph" style:parent-style-name="Text_20_body" style:list-style-name="L22">
    </style:style>
    <style:style style:name="P43" style:family="paragraph" style:parent-style-name="Text_20_body" style:list-style-name="L23">
    </style:style>
    <style:style style:name="P44" style:family="paragraph" style:parent-style-name="Text_20_body" style:list-style-name="L24">
    </style:style>
    <style:style style:name="P45" style:family="paragraph" style:parent-style-name="Text_20_body" style:list-style-name="L25">
    </style:style>
    <style:style style:name="P46" style:family="paragraph" style:parent-style-name="Text_20_body" style:list-style-name="L26">
    </style:style>
    <style:style style:name="P47" style:family="paragraph" style:parent-style-name="Text_20_body" style:list-style-name="L27">
    </style:style>
    <style:style style:name="P48" style:family="paragraph" style:parent-style-name="Text_20_body" style:list-style-name="L28">
    </style:style>
    <style:style style:name="P49" style:family="paragraph" style:parent-style-name="Text_20_body" style:list-style-name="L29">
    </style:style>
    <style:style style:name="P50" style:family="paragraph" style:parent-style-name="Text_20_body" style:list-style-name="L30">
    </style:style>
    <style:style style:name="P51" style:family="paragraph" style:parent-style-name="Text_20_body" style:list-style-name="L31">
    </style:style>
    <style:style style:name="P52" style:family="paragraph" style:parent-style-name="Text_20_body" style:list-style-name="L32">
    </style:style>
    <style:style style:name="P53" style:family="paragraph" style:parent-style-name="Text_20_body" style:list-style-name="L33">
    </style:style>
    <style:style style:name="P54" style:family="paragraph" style:parent-style-name="Text_20_body" style:list-style-name="L34">
    </style:style>
    <style:style style:name="P55" style:family="paragraph" style:parent-style-name="Text_20_body" style:list-style-name="L35">
    </style:style>
    <style:style style:name="P56" style:family="paragraph" style:parent-style-name="Text_20_body" style:list-style-name="L36">
    </style:style>
    <style:style style:name="P57" style:family="paragraph" style:parent-style-name="Text_20_body" style:list-style-name="L37">
    </style:style>
    <style:style style:name="P58" style:family="paragraph" style:parent-style-name="Text_20_body" style:list-style-name="L38">
      <style:paragraph-properties fo:margin-top="0in" fo:margin-bottom="0in"/>
    </style:style>
    <style:style style:name="P59" style:family="paragraph" style:parent-style-name="Text_20_body" style:list-style-name="L39">
      <style:paragraph-properties fo:margin-top="0in" fo:margin-bottom="0in"/>
    </style:style>
    <style:style style:name="P60" style:family="paragraph" style:parent-style-name="Text_20_body" style:list-style-name="L40">
      <style:paragraph-properties fo:margin-top="0in" fo:margin-bottom="0in"/>
    </style:style>
    <style:style style:name="P61" style:family="paragraph" style:parent-style-name="Text_20_body" style:list-style-name="L41">
      <style:paragraph-properties fo:margin-top="0in" fo:margin-bottom="0in"/>
    </style:style>
    <style:style style:name="P62" style:family="paragraph" style:parent-style-name="Text_20_body" style:list-style-name="L42">
      <style:paragraph-properties fo:margin-top="0in" fo:margin-bottom="0in"/>
    </style:style>
    <style:style style:name="P63" style:family="paragraph" style:parent-style-name="Text_20_body" style:list-style-name="L43">
      <style:paragraph-properties fo:margin-top="0in" fo:margin-bottom="0in"/>
    </style:style>
    <style:style style:name="P64" style:family="paragraph" style:parent-style-name="Text_20_body" style:list-style-name="L44">
      <style:paragraph-properties fo:margin-top="0in" fo:margin-bottom="0in"/>
    </style:style>
    <style:style style:name="P65" style:family="paragraph" style:parent-style-name="Text_20_body" style:list-style-name="L45">
      <style:paragraph-properties fo:margin-top="0in" fo:margin-bottom="0in"/>
    </style:style>
    <style:style style:name="P66" style:family="paragraph" style:parent-style-name="Text_20_body" style:list-style-name="L46">
    </style:style>
    <style:style style:name="P67" style:family="paragraph" style:parent-style-name="Text_20_body" style:list-style-name="L47">
    </style:style>
    <style:style style:name="P68" style:family="paragraph" style:parent-style-name="Text_20_body" style:list-style-name="L48">
      <style:paragraph-properties fo:margin-top="0in" fo:margin-bottom="0in"/>
    </style:style>
    <style:style style:name="P69" style:family="paragraph" style:parent-style-name="Text_20_body" style:list-style-name="L49">
      <style:paragraph-properties fo:margin-top="0in" fo:margin-bottom="0in"/>
    </style:style>
    <style:style style:name="P70" style:family="paragraph" style:parent-style-name="Text_20_body" style:list-style-name="L50">
      <style:paragraph-properties fo:margin-top="0in" fo:margin-bottom="0in"/>
    </style:style>
    <style:style style:name="P71" style:family="paragraph" style:parent-style-name="Text_20_body" style:list-style-name="L51">
      <style:paragraph-properties fo:margin-top="0in" fo:margin-bottom="0in"/>
    </style:style>
    <style:style style:name="P72" style:family="paragraph" style:parent-style-name="Text_20_body" style:list-style-name="L52">
      <style:paragraph-properties fo:margin-top="0in" fo:margin-bottom="0in"/>
    </style:style>
    <style:style style:name="P73" style:family="paragraph" style:parent-style-name="Text_20_body" style:list-style-name="L53">
      <style:paragraph-properties fo:margin-top="0in" fo:margin-bottom="0in"/>
    </style:style>
    <style:style style:name="P74" style:family="paragraph" style:parent-style-name="Text_20_body" style:list-style-name="L54">
      <style:paragraph-properties fo:margin-top="0in" fo:margin-bottom="0in"/>
    </style:style>
    <style:style style:name="P75" style:family="paragraph" style:parent-style-name="Text_20_body" style:list-style-name="L55">
      <style:paragraph-properties fo:margin-top="0in" fo:margin-bottom="0in"/>
    </style:style>
    <style:style style:name="P76" style:family="paragraph" style:parent-style-name="Text_20_body" style:list-style-name="L56">
      <style:paragraph-properties fo:margin-top="0in" fo:margin-bottom="0in"/>
    </style:style>
    <style:style style:name="P77" style:family="paragraph" style:parent-style-name="Text_20_body" style:list-style-name="L57">
      <style:paragraph-properties fo:margin-top="0in" fo:margin-bottom="0in"/>
    </style:style>
    <style:style style:name="P78" style:family="paragraph" style:parent-style-name="Text_20_body" style:list-style-name="L58">
      <style:paragraph-properties fo:margin-top="0in" fo:margin-bottom="0in"/>
    </style:style>
    <style:style style:name="P79" style:family="paragraph" style:parent-style-name="Text_20_body" style:list-style-name="L59">
      <style:paragraph-properties fo:margin-top="0in" fo:margin-bottom="0in"/>
    </style:style>
    <style:style style:name="P80" style:family="paragraph" style:parent-style-name="Text_20_body" style:list-style-name="L60">
    </style:style>
    <style:style style:name="P81" style:family="paragraph" style:parent-style-name="Text_20_body" style:list-style-name="L61">
    </style:style>
    <style:style style:name="P82" style:family="paragraph" style:parent-style-name="Text_20_body" style:list-style-name="L62">
      <style:paragraph-properties fo:margin-top="0in" fo:margin-bottom="0in"/>
    </style:style>
    <style:style style:name="P83" style:family="paragraph" style:parent-style-name="Text_20_body" style:list-style-name="L63">
    </style:style>
    <style:style style:name="P84" style:family="paragraph" style:parent-style-name="Text_20_body" style:list-style-name="L64">
    </style:style>
    <style:style style:name="P85" style:family="paragraph" style:parent-style-name="Text_20_body" style:list-style-name="L65">
    </style:style>
    <style:style style:name="P86" style:family="paragraph" style:parent-style-name="Text_20_body" style:list-style-name="L66">
    </style:style>
    <style:style style:name="P87" style:family="paragraph" style:parent-style-name="Text_20_body" style:list-style-name="L67">
    </style:style>
    <style:style style:name="P88" style:family="paragraph" style:parent-style-name="Text_20_body" style:list-style-name="L68">
    </style:style>
    <style:style style:name="P89" style:family="paragraph" style:parent-style-name="Text_20_body" style:list-style-name="L69">
    </style:style>
    <style:style style:name="P90" style:family="paragraph" style:parent-style-name="Text_20_body" style:list-style-name="L70">
      <style:paragraph-properties fo:margin-top="0in" fo:margin-bottom="0in"/>
    </style:style>
    <style:style style:name="P91" style:family="paragraph" style:parent-style-name="Text_20_body" style:list-style-name="L71">
      <style:paragraph-properties fo:margin-top="0in" fo:margin-bottom="0in"/>
    </style:style>
    <style:style style:name="P92" style:family="paragraph" style:parent-style-name="Text_20_body" style:list-style-name="L72">
      <style:paragraph-properties fo:margin-top="0in" fo:margin-bottom="0in"/>
    </style:style>
    <style:style style:name="P93" style:family="paragraph" style:parent-style-name="Text_20_body" style:list-style-name="L73">
      <style:paragraph-properties fo:margin-top="0in" fo:margin-bottom="0in"/>
    </style:style>
    <style:style style:name="P94" style:family="paragraph" style:parent-style-name="Text_20_body" style:list-style-name="L74">
      <style:paragraph-properties fo:margin-top="0in" fo:margin-bottom="0in"/>
    </style:style>
    <style:style style:name="P95" style:family="paragraph" style:parent-style-name="Text_20_body" style:list-style-name="L75">
      <style:paragraph-properties fo:margin-top="0in" fo:margin-bottom="0in"/>
    </style:style>
    <style:style style:name="P96" style:family="paragraph" style:parent-style-name="Text_20_body" style:list-style-name="L76">
      <style:paragraph-properties fo:margin-top="0in" fo:margin-bottom="0in"/>
    </style:style>
    <style:style style:name="P97" style:family="paragraph" style:parent-style-name="Text_20_body" style:list-style-name="L77">
      <style:paragraph-properties fo:margin-top="0in" fo:margin-bottom="0in"/>
    </style:style>
    <style:style style:name="P98" style:family="paragraph" style:parent-style-name="Text_20_body" style:list-style-name="L78">
      <style:paragraph-properties fo:margin-top="0in" fo:margin-bottom="0in"/>
    </style:style>
    <style:style style:name="P99" style:family="paragraph" style:parent-style-name="Text_20_body" style:list-style-name="L79">
      <style:paragraph-properties fo:margin-top="0in" fo:margin-bottom="0in"/>
    </style:style>
    <style:style style:name="P100" style:family="paragraph" style:parent-style-name="Text_20_body" style:list-style-name="L80">
      <style:paragraph-properties fo:margin-top="0in" fo:margin-bottom="0in"/>
    </style:style>
    <style:style style:name="P101" style:family="paragraph" style:parent-style-name="Text_20_body" style:list-style-name="L81">
      <style:paragraph-properties fo:margin-top="0in" fo:margin-bottom="0in"/>
    </style:style>
    <style:style style:name="P102" style:family="paragraph" style:parent-style-name="Text_20_body" style:list-style-name="L82">
      <style:paragraph-properties fo:margin-top="0in" fo:margin-bottom="0in"/>
    </style:style>
    <style:style style:name="P103" style:family="paragraph" style:parent-style-name="Text_20_body" style:list-style-name="L83">
      <style:paragraph-properties fo:margin-top="0in" fo:margin-bottom="0in"/>
    </style:style>
    <style:style style:name="P104" style:family="paragraph" style:parent-style-name="Text_20_body" style:list-style-name="L84">
      <style:paragraph-properties fo:margin-top="0in" fo:margin-bottom="0in"/>
    </style:style>
    <style:style style:name="P105" style:family="paragraph" style:parent-style-name="Text_20_body" style:list-style-name="L85">
      <style:paragraph-properties fo:margin-top="0in" fo:margin-bottom="0in"/>
    </style:style>
    <style:style style:name="P106" style:family="paragraph" style:parent-style-name="Text_20_body" style:list-style-name="L86">
      <style:paragraph-properties fo:margin-top="0in" fo:margin-bottom="0in"/>
    </style:style>
    <style:style style:name="P107" style:family="paragraph" style:parent-style-name="Text_20_body" style:list-style-name="L87">
      <style:paragraph-properties fo:margin-top="0in" fo:margin-bottom="0in"/>
    </style:style>
    <style:style style:name="P108" style:family="paragraph" style:parent-style-name="Text_20_body" style:list-style-name="L88">
      <style:paragraph-properties fo:margin-top="0in" fo:margin-bottom="0in"/>
    </style:style>
    <style:style style:name="P109" style:family="paragraph" style:parent-style-name="Text_20_body" style:list-style-name="L89">
      <style:paragraph-properties fo:margin-top="0in" fo:margin-bottom="0in"/>
    </style:style>
    <style:style style:name="P110" style:family="paragraph" style:parent-style-name="Text_20_body" style:list-style-name="L90">
      <style:paragraph-properties fo:margin-top="0in" fo:margin-bottom="0in"/>
    </style:style>
    <style:style style:name="P111" style:family="paragraph" style:parent-style-name="Text_20_body" style:list-style-name="L91">
      <style:paragraph-properties fo:margin-top="0in" fo:margin-bottom="0in"/>
    </style:style>
    <style:style style:name="P112" style:family="paragraph" style:parent-style-name="Text_20_body" style:list-style-name="L92">
      <style:paragraph-properties fo:margin-top="0in" fo:margin-bottom="0in"/>
    </style:style>
    <style:style style:name="P113" style:family="paragraph" style:parent-style-name="Text_20_body" style:list-style-name="L93">
      <style:paragraph-properties fo:margin-top="0in" fo:margin-bottom="0in"/>
    </style:style>
    <style:style style:name="P114" style:family="paragraph" style:parent-style-name="Text_20_body" style:list-style-name="L94">
      <style:paragraph-properties fo:margin-top="0in" fo:margin-bottom="0in"/>
    </style:style>
    <style:style style:name="P115" style:family="paragraph" style:parent-style-name="Text_20_body" style:list-style-name="L95">
      <style:paragraph-properties fo:margin-top="0in" fo:margin-bottom="0in"/>
    </style:style>
    <style:style style:name="P116" style:family="paragraph" style:parent-style-name="Text_20_body" style:list-style-name="L96">
      <style:paragraph-properties fo:margin-top="0in" fo:margin-bottom="0in"/>
    </style:style>
    <style:style style:name="P117" style:family="paragraph" style:parent-style-name="Text_20_body" style:list-style-name="L97">
      <style:paragraph-properties fo:margin-top="0in" fo:margin-bottom="0in"/>
    </style:style>
    <style:style style:name="P118" style:family="paragraph" style:parent-style-name="Text_20_body" style:list-style-name="L98">
      <style:paragraph-properties fo:margin-top="0in" fo:margin-bottom="0in"/>
    </style:style>
    <style:style style:name="P119" style:family="paragraph" style:parent-style-name="Text_20_body" style:list-style-name="L99">
    </style:style>
    <style:style style:name="P120" style:family="paragraph" style:parent-style-name="Text_20_body" style:list-style-name="L100">
      <style:paragraph-properties fo:margin-top="0in" fo:margin-bottom="0in"/>
    </style:style>
    <style:style style:name="P121" style:family="paragraph" style:parent-style-name="Text_20_body" style:list-style-name="L101">
    </style:style>
    <style:style style:name="P122" style:family="paragraph" style:parent-style-name="Text_20_body" style:list-style-name="L102">
    </style:style>
    <style:style style:name="P123" style:family="paragraph" style:parent-style-name="Text_20_body" style:list-style-name="L103">
    </style:style>
    <style:style style:name="P124" style:family="paragraph" style:parent-style-name="Text_20_body" style:list-style-name="L104">
      <style:paragraph-properties fo:margin-top="0in" fo:margin-bottom="0in"/>
    </style:style>
    <style:style style:name="P125" style:family="paragraph" style:parent-style-name="Text_20_body" style:list-style-name="L105">
      <style:paragraph-properties fo:margin-top="0in" fo:margin-bottom="0in"/>
    </style:style>
    <style:style style:name="P126" style:family="paragraph" style:parent-style-name="Text_20_body" style:list-style-name="L106">
      <style:paragraph-properties fo:margin-top="0in" fo:margin-bottom="0in"/>
    </style:style>
    <style:style style:name="P127" style:family="paragraph" style:parent-style-name="Text_20_body" style:list-style-name="L107">
    </style:style>
    <style:style style:name="P128" style:family="paragraph" style:parent-style-name="Text_20_body" style:list-style-name="L108">
    </style:style>
    <style:style style:name="P129" style:family="paragraph" style:parent-style-name="Text_20_body" style:list-style-name="L109">
    </style:style>
    <style:style style:name="P130" style:family="paragraph" style:parent-style-name="Text_20_body" style:list-style-name="L110">
    </style:style>
    <style:style style:name="P131" style:family="paragraph" style:parent-style-name="Text_20_body" style:list-style-name="L111">
    </style:style>
    <style:style style:name="P132" style:family="paragraph" style:parent-style-name="Text_20_body" style:list-style-name="L112">
    </style:style>
    <style:style style:name="P133" style:family="paragraph" style:parent-style-name="Text_20_body" style:list-style-name="L113">
    </style:style>
    <style:style style:name="P134" style:family="paragraph" style:parent-style-name="Text_20_body" style:list-style-name="L114">
    </style:style>
    <style:style style:name="P135" style:family="paragraph" style:parent-style-name="Text_20_body" style:list-style-name="L115">
    </style:style>
    <style:style style:name="P136" style:family="paragraph" style:parent-style-name="Text_20_body" style:list-style-name="L116">
    </style:style>
    <style:style style:name="P137" style:family="paragraph" style:parent-style-name="Text_20_body" style:list-style-name="L117">
    </style:style>
    <style:style style:name="P138" style:family="paragraph" style:parent-style-name="Text_20_body" style:list-style-name="L118">
    </style:style>
    <style:style style:name="P139" style:family="paragraph" style:parent-style-name="Text_20_body" style:list-style-name="L119">
    </style:style>
    <style:style style:name="P140" style:family="paragraph" style:parent-style-name="Text_20_body" style:list-style-name="L120">
    </style:style>
    <style:style style:name="P141" style:family="paragraph" style:parent-style-name="Text_20_body" style:list-style-name="L121">
    </style:style>
    <style:style style:name="P142" style:family="paragraph" style:parent-style-name="Text_20_body" style:list-style-name="L122">
    </style:style>
    <style:style style:name="P143" style:family="paragraph" style:parent-style-name="Text_20_body" style:list-style-name="L123">
    </style:style>
    <style:style style:name="P144" style:family="paragraph" style:parent-style-name="Text_20_body" style:list-style-name="L124">
    </style:style>
    <style:style style:name="P145" style:family="paragraph" style:parent-style-name="Text_20_body" style:list-style-name="L125">
    </style:style>
    <style:style style:name="P146" style:family="paragraph" style:parent-style-name="Text_20_body" style:list-style-name="L126">
    </style:style>
    <style:style style:name="P147" style:family="paragraph" style:parent-style-name="Text_20_body" style:list-style-name="L127">
      <style:paragraph-properties fo:margin-top="0in" fo:margin-bottom="0in"/>
    </style:style>
    <style:style style:name="P148" style:family="paragraph" style:parent-style-name="Text_20_body" style:list-style-name="L128">
      <style:paragraph-properties fo:margin-top="0in" fo:margin-bottom="0in"/>
    </style:style>
    <style:style style:name="P149" style:family="paragraph" style:parent-style-name="Text_20_body" style:list-style-name="L129">
      <style:paragraph-properties fo:margin-top="0in" fo:margin-bottom="0in"/>
    </style:style>
    <style:style style:name="P150" style:family="paragraph" style:parent-style-name="Text_20_body" style:list-style-name="L130">
    </style:style>
    <style:style style:name="P151" style:family="paragraph" style:parent-style-name="Text_20_body" style:list-style-name="L131">
    </style:style>
    <style:style style:name="P152" style:family="paragraph" style:parent-style-name="Text_20_body" style:list-style-name="L132">
    </style:style>
    <style:style style:name="P153" style:family="paragraph" style:parent-style-name="Text_20_body" style:list-style-name="L133">
    </style:style>
    <style:style style:name="P154" style:family="paragraph" style:parent-style-name="Text_20_body" style:list-style-name="L134">
    </style:style>
    <style:style style:name="P155" style:family="paragraph" style:parent-style-name="Text_20_body" style:list-style-name="L135">
    </style:style>
    <style:style style:name="P156" style:family="paragraph" style:parent-style-name="Text_20_body" style:list-style-name="L136">
    </style:style>
    <style:style style:name="P157" style:family="paragraph" style:parent-style-name="Text_20_body" style:list-style-name="L137">
    </style:style>
    <style:style style:name="P158" style:family="paragraph" style:parent-style-name="Text_20_body" style:list-style-name="L138">
    </style:style>
    <style:style style:name="P159" style:family="paragraph" style:parent-style-name="Text_20_body" style:list-style-name="L139">
    </style:style>
    <style:style style:name="P160" style:family="paragraph" style:parent-style-name="Text_20_body" style:list-style-name="L140">
    </style:style>
    <style:style style:name="P161" style:family="paragraph" style:parent-style-name="Text_20_body" style:list-style-name="L141">
    </style:style>
    <style:style style:name="P162" style:family="paragraph" style:parent-style-name="Text_20_body" style:list-style-name="L142">
    </style:style>
    <style:style style:name="P163" style:family="paragraph" style:parent-style-name="Text_20_body" style:list-style-name="L143">
    </style:style>
    <style:style style:name="P164" style:family="paragraph" style:parent-style-name="Text_20_body" style:list-style-name="L144">
    </style:style>
    <style:style style:name="P165" style:family="paragraph" style:parent-style-name="Text_20_body" style:list-style-name="L145">
    </style:style>
    <style:style style:name="P166" style:family="paragraph" style:parent-style-name="Text_20_body" style:list-style-name="L146">
    </style:style>
    <style:style style:name="P167" style:family="paragraph" style:parent-style-name="Text_20_body" style:list-style-name="L147">
    </style:style>
    <style:style style:name="P168" style:family="paragraph" style:parent-style-name="Text_20_body" style:list-style-name="L148">
    </style:style>
    <style:style style:name="P169" style:family="paragraph" style:parent-style-name="Text_20_body" style:list-style-name="L149">
    </style:style>
    <style:style style:name="P170" style:family="paragraph" style:parent-style-name="Text_20_body" style:list-style-name="L150">
    </style:style>
    <style:style style:name="P171" style:family="paragraph" style:parent-style-name="Text_20_body" style:list-style-name="L151">
    </style:style>
    <style:style style:name="P172" style:family="paragraph" style:parent-style-name="Text_20_body" style:list-style-name="L152">
    </style:style>
    <style:style style:name="P173" style:family="paragraph" style:parent-style-name="Text_20_body" style:list-style-name="L153">
    </style:style>
    <style:style style:name="P174" style:family="paragraph" style:parent-style-name="Text_20_body" style:list-style-name="L154">
    </style:style>
    <style:style style:name="P175" style:family="paragraph" style:parent-style-name="Text_20_body" style:list-style-name="L155">
    </style:style>
    <style:style style:name="P176" style:family="paragraph" style:parent-style-name="Text_20_body" style:list-style-name="L156">
    </style:style>
    <style:style style:name="P177" style:family="paragraph" style:parent-style-name="Text_20_body" style:list-style-name="L157">
    </style:style>
    <style:style style:name="P178" style:family="paragraph" style:parent-style-name="Text_20_body" style:list-style-name="L158">
    </style:style>
    <style:style style:name="P179" style:family="paragraph" style:parent-style-name="Text_20_body" style:list-style-name="L159">
    </style:style>
    <style:style style:name="P180" style:family="paragraph" style:parent-style-name="Text_20_body" style:list-style-name="L160">
    </style:style>
    <style:style style:name="P181" style:family="paragraph" style:parent-style-name="Text_20_body" style:list-style-name="L161">
      <style:paragraph-properties fo:margin-top="0in" fo:margin-bottom="0in"/>
    </style:style>
    <style:style style:name="P182" style:family="paragraph" style:parent-style-name="Text_20_body" style:list-style-name="L162">
      <style:paragraph-properties fo:margin-top="0in" fo:margin-bottom="0in"/>
    </style:style>
    <style:style style:name="P183" style:family="paragraph" style:parent-style-name="Text_20_body" style:list-style-name="L163">
      <style:paragraph-properties fo:margin-top="0in" fo:margin-bottom="0in"/>
    </style:style>
    <style:style style:name="P184" style:family="paragraph" style:parent-style-name="Text_20_body" style:list-style-name="L164">
      <style:paragraph-properties fo:margin-top="0in" fo:margin-bottom="0in"/>
    </style:style>
    <style:style style:name="P185" style:family="paragraph" style:parent-style-name="Text_20_body" style:list-style-name="L165">
      <style:paragraph-properties fo:margin-top="0in" fo:margin-bottom="0in"/>
    </style:style>
    <style:style style:name="P186" style:family="paragraph" style:parent-style-name="Text_20_body" style:list-style-name="L166">
      <style:paragraph-properties fo:margin-top="0in" fo:margin-bottom="0in"/>
    </style:style>
    <style:style style:name="P187" style:family="paragraph" style:parent-style-name="Text_20_body" style:list-style-name="L167">
      <style:paragraph-properties fo:margin-top="0in" fo:margin-bottom="0in"/>
    </style:style>
    <style:style style:name="P188" style:family="paragraph" style:parent-style-name="Text_20_body" style:list-style-name="L168">
      <style:paragraph-properties fo:margin-top="0in" fo:margin-bottom="0in"/>
    </style:style>
    <style:style style:name="P189" style:family="paragraph" style:parent-style-name="Text_20_body" style:list-style-name="L169">
      <style:paragraph-properties fo:margin-top="0in" fo:margin-bottom="0in"/>
    </style:style>
    <style:style style:name="P190" style:family="paragraph" style:parent-style-name="Text_20_body" style:list-style-name="L170">
      <style:paragraph-properties fo:margin-top="0in" fo:margin-bottom="0in"/>
    </style:style>
    <style:style style:name="P191" style:family="paragraph" style:parent-style-name="Text_20_body" style:list-style-name="L171">
      <style:paragraph-properties fo:margin-top="0in" fo:margin-bottom="0in"/>
    </style:style>
    <style:style style:name="P192" style:family="paragraph" style:parent-style-name="Text_20_body" style:list-style-name="L172">
    </style:style>
    <style:style style:name="P193" style:family="paragraph" style:parent-style-name="Text_20_body" style:list-style-name="L173">
    </style:style>
    <style:style style:name="P194" style:family="paragraph" style:parent-style-name="Text_20_body" style:list-style-name="L174">
      <style:paragraph-properties fo:margin-top="0in" fo:margin-bottom="0in"/>
    </style:style>
    <style:style style:name="P195" style:family="paragraph" style:parent-style-name="Text_20_body" style:list-style-name="L175">
      <style:paragraph-properties fo:margin-top="0in" fo:margin-bottom="0in"/>
    </style:style>
    <style:style style:name="P196" style:family="paragraph" style:parent-style-name="Text_20_body" style:list-style-name="L176">
      <style:paragraph-properties fo:margin-top="0in" fo:margin-bottom="0in"/>
    </style:style>
    <style:style style:name="P197" style:family="paragraph" style:parent-style-name="Text_20_body" style:list-style-name="L177">
      <style:paragraph-properties fo:margin-top="0in" fo:margin-bottom="0in"/>
    </style:style>
    <style:style style:name="P198" style:family="paragraph" style:parent-style-name="Text_20_body" style:list-style-name="L178">
    </style:style>
    <style:style style:name="P199" style:family="paragraph" style:parent-style-name="Text_20_body" style:list-style-name="L179">
    </style:style>
    <style:style style:name="P200" style:family="paragraph" style:parent-style-name="Text_20_body" style:list-style-name="L180">
    </style:style>
    <style:style style:name="P201" style:family="paragraph" style:parent-style-name="Text_20_body" style:list-style-name="L181">
    </style:style>
    <style:style style:name="P202" style:family="paragraph" style:parent-style-name="Text_20_body" style:list-style-name="L182">
    </style:style>
    <style:style style:name="P203" style:family="paragraph" style:parent-style-name="Text_20_body" style:list-style-name="L183">
    </style:style>
    <style:style style:name="P204" style:family="paragraph" style:parent-style-name="Text_20_body" style:list-style-name="L184">
    </style:style>
    <style:style style:name="P205" style:family="paragraph" style:parent-style-name="Text_20_body" style:list-style-name="L185">
    </style:style>
    <style:style style:name="P206" style:family="paragraph" style:parent-style-name="Text_20_body" style:list-style-name="L186">
    </style:style>
    <style:style style:name="P207" style:family="paragraph" style:parent-style-name="Text_20_body" style:list-style-name="L187">
    </style:style>
    <style:style style:name="P208" style:family="paragraph" style:parent-style-name="Text_20_body" style:list-style-name="L188">
    </style:style>
    <style:style style:name="P209" style:family="paragraph" style:parent-style-name="Text_20_body" style:list-style-name="L189">
    </style:style>
  </office:automatic-styles>
  <office:body>
    <office:text>
      <text:p text:style-name="Title">jhTAlib</text:p>
      <text:p text:style-name="Author">Joost Hoeks</text:p>
      <text:p text:style-name="Date">2019-03-21</text:p>
      <text:h text:style-name="Heading_20_1" text:outline-level="1">jhTAlib</text:h>
      <text:p text:style-name="First_20_paragraph">Technical Analysis Library Time-Series</text:p>
      <text:p text:style-name="Text_20_body">You can use and import it for your:</text:p>
      <text:list text:style-name="L1">
        <text:list-item>
          <text:p text:style-name="P1">Technical Analysis Software</text:p>
        </text:list-item>
        <text:list-item>
          <text:p text:style-name="P1">Charting Software</text:p>
        </text:list-item>
        <text:list-item>
          <text:p text:style-name="P1">Backtest Software</text:p>
        </text:list-item>
        <text:list-item>
          <text:p text:style-name="P1">Trading Robot Software</text:p>
        </text:list-item>
        <text:list-item>
          <text:p text:style-name="P1">Trading Software in general</text:p>
        </text:list-item>
      </text:list>
      <text:p text:style-name="First_20_paragraph">Work in progress...</text:p>
      <text:p text:style-name="Horizontal_20_Line"/>
      <text:h text:style-name="Heading_20_2" text:outline-level="2">Depends only on</text:h>
      <text:list text:style-name="L2">
        <text:list-item>
          <text:p text:style-name="P2"><text:a xlink:type="simple" xlink:href="https://docs.python.org/3/library/index.html" office:name=""><text:span text:style-name="Definition">The Python Standard Library</text:span></text:a></text:p>
        </text:list-item>
      </text:list>
      <text:p text:style-name="Horizontal_20_Line"/>
      <text:h text:style-name="Heading_20_2" text:outline-level="2">Docs</text:h>
      <text:list text:style-name="L3">
        <text:list-item>
          <text:p text:style-name="P3"><text:a xlink:type="simple" xlink:href="https://jhtalib.joosthoeks.com" office:name=""><text:span text:style-name="Definition">.html</text:span></text:a></text:p>
        </text:list-item>
        <text:list-item>
          <text:p text:style-name="P3"><text:a xlink:type="simple" xlink:href="https://jhtalib.joosthoeks.com/README.epub" office:name=""><text:span text:style-name="Definition">.epub</text:span></text:a></text:p>
        </text:list-item>
        <text:list-item>
          <text:p text:style-name="P3"><text:a xlink:type="simple" xlink:href="https://jhtalib.joosthoeks.com/README.json" office:name=""><text:span text:style-name="Definition">.json</text:span></text:a></text:p>
        </text:list-item>
        <text:list-item>
          <text:p text:style-name="P3"><text:a xlink:type="simple" xlink:href="https://jhtalib.joosthoeks.com/README.odt" office:name=""><text:span text:style-name="Definition">.odt</text:span></text:a></text:p>
        </text:list-item>
        <text:list-item>
          <text:p text:style-name="P3"><text:a xlink:type="simple" xlink:href="https://jhtalib.joosthoeks.com/README.pdf" office:name=""><text:span text:style-name="Definition">.pdf</text:span></text:a></text:p>
        </text:list-item>
        <text:list-item>
          <text:p text:style-name="P3"><text:a xlink:type="simple" xlink:href="https://jhtalib.joosthoeks.com/README.rst" office:name=""><text:span text:style-name="Definition">.rst</text:span></text:a></text:p>
        </text:list-item>
        <text:list-item>
          <text:p text:style-name="P3"><text:a xlink:type="simple" xlink:href="https://jhtalib.joosthoeks.com/README.rtf" office:name=""><text:span text:style-name="Definition">.rtf</text:span></text:a></text:p>
        </text:list-item>
        <text:list-item>
          <text:p text:style-name="P3"><text:a xlink:type="simple" xlink:href="https://jhtalib.joosthoeks.com/README.xml" office:name=""><text:span text:style-name="Definition">.xml</text:span></text:a></text:p>
        </text:list-item>
      </text:list>
      <text:p text:style-name="Horizontal_20_Line"/>
      <text:h text:style-name="Heading_20_2" text:outline-level="2">Install</text:h>
      <text:p text:style-name="First_20_paragraph">From <text:a xlink:type="simple" xlink:href="https://pypi.org/project/jhTAlib/" office:name=""><text:span text:style-name="Definition">PyPI</text:span></text:a>:</text:p>
      <text:p text:style-name="P4">$ [sudo] pip3 install jhtalib</text:p>
      <text:p text:style-name="First_20_paragraph">From <text:a xlink:type="simple" xlink:href="https://github.com/joosthoeks/jhTAlib" office:name=""><text:span text:style-name="Definition">source</text:span></text:a>:</text:p>
      <text:p text:style-name="P5">$ git clone https://github.com/joosthoeks/jhTAlib.git</text:p>
      <text:p text:style-name="P6">$ cd jhTAlib</text:p>
      <text:p text:style-name="P7">$ [sudo] pip3 install -e .</text:p>
      <text:p text:style-name="Horizontal_20_Line"/>
      <text:h text:style-name="Heading_20_2" text:outline-level="2">Update</text:h>
      <text:p text:style-name="First_20_paragraph">From <text:a xlink:type="simple" xlink:href="https://pypi.org/project/jhTAlib/" office:name=""><text:span text:style-name="Definition">PyPI</text:span></text:a>:</text:p>
      <text:p text:style-name="P8">$ [sudo] pip3 install --upgrade jhtalib</text:p>
      <text:p text:style-name="First_20_paragraph">From <text:a xlink:type="simple" xlink:href="https://github.com/joosthoeks/jhTAlib" office:name=""><text:span text:style-name="Definition">source</text:span></text:a>:</text:p>
      <text:p text:style-name="P9">$ cd jhTAlib</text:p>
      <text:p text:style-name="P10">$ git pull [upstream master]</text:p>
      <text:p text:style-name="Horizontal_20_Line"/>
      <text:h text:style-name="Heading_20_2" text:outline-level="2">Examples</text:h>
      <text:p text:style-name="P11">$ cd example/</text:p>
      <text:h text:style-name="Heading_20_3" text:outline-level="3">Example 1</text:h>
      <text:p text:style-name="P12">$ python3 example-1-plot.py</text:p>
      <text:p text:style-name="First_20_paragraph">or</text:p>
      <text:p text:style-name="Text_20_body"><text:a xlink:type="simple" xlink:href="https://colab.research.google.com/github/joosthoeks/jhTAlib/blob/master/example/example-1-plot.ipynb" office:name=""><text:span text:style-name="Definition">https://colab.research.google.com/github/joosthoeks/jhTAlib/blob/master/example/example-1-plot.ipynb</text:span></text:a></text:p>
      <text:p text:style-name="Horizontal_20_Line"/>
      <text:h text:style-name="Heading_20_3" text:outline-level="3">Example 2</text:h>
      <text:p text:style-name="P13">$ python3 example-2-plot.py</text:p>
      <text:p text:style-name="First_20_paragraph">or</text:p>
      <text:p text:style-name="Text_20_body"><text:a xlink:type="simple" xlink:href="https://colab.research.google.com/github/joosthoeks/jhTAlib/blob/master/example/example-2-plot.ipynb" office:name=""><text:span text:style-name="Definition">https://colab.research.google.com/github/joosthoeks/jhTAlib/blob/master/example/example-2-plot.ipynb</text:span></text:a></text:p>
      <text:p text:style-name="Horizontal_20_Line"/>
      <text:h text:style-name="Heading_20_3" text:outline-level="3">Example 3</text:h>
      <text:p text:style-name="P14">$ python3 example-3-plot.py</text:p>
      <text:p text:style-name="First_20_paragraph">or</text:p>
      <text:p text:style-name="Text_20_body"><text:a xlink:type="simple" xlink:href="https://colab.research.google.com/github/joosthoeks/jhTAlib/blob/master/example/example-3-plot.ipynb" office:name=""><text:span text:style-name="Definition">https://colab.research.google.com/github/joosthoeks/jhTAlib/blob/master/example/example-3-plot.ipynb</text:span></text:a></text:p>
      <text:p text:style-name="Horizontal_20_Line"/>
      <text:h text:style-name="Heading_20_3" text:outline-level="3">Example 4</text:h>
      <text:p text:style-name="P15">$ python3 example-4-plot-quandl.py</text:p>
      <text:p text:style-name="First_20_paragraph">or</text:p>
      <text:p text:style-name="Text_20_body"><text:a xlink:type="simple" xlink:href="https://colab.research.google.com/github/joosthoeks/jhTAlib/blob/master/example/example-4-plot-quandl.ipynb" office:name=""><text:span text:style-name="Definition">https://colab.research.google.com/github/joosthoeks/jhTAlib/blob/master/example/example-4-plot-quandl.ipynb</text:span></text:a></text:p>
      <text:p text:style-name="Horizontal_20_Line"/>
      <text:h text:style-name="Heading_20_3" text:outline-level="3">Example 5</text:h>
      <text:p text:style-name="P16">$ python3 example-5-plot-quandl.py</text:p>
      <text:p text:style-name="First_20_paragraph">or</text:p>
      <text:p text:style-name="Text_20_body"><text:a xlink:type="simple" xlink:href="https://colab.research.google.com/github/joosthoeks/jhTAlib/blob/master/example/example-5-plot-quandl.ipynb" office:name=""><text:span text:style-name="Definition">https://colab.research.google.com/github/joosthoeks/jhTAlib/blob/master/example/example-5-plot-quandl.ipynb</text:span></text:a></text:p>
      <text:p text:style-name="Horizontal_20_Line"/>
      <text:h text:style-name="Heading_20_3" text:outline-level="3">Example 6</text:h>
      <text:p text:style-name="P17">$ python3 example-6-plot-quandl.py</text:p>
      <text:p text:style-name="First_20_paragraph">or</text:p>
      <text:p text:style-name="Text_20_body"><text:a xlink:type="simple" xlink:href="https://colab.research.google.com/github/joosthoeks/jhTAlib/blob/master/example/example-6-plot-quandl.ipynb" office:name=""><text:span text:style-name="Definition">https://colab.research.google.com/github/joosthoeks/jhTAlib/blob/master/example/example-6-plot-quandl.ipynb</text:span></text:a></text:p>
      <text:p text:style-name="Horizontal_20_Line"/>
      <text:h text:style-name="Heading_20_3" text:outline-level="3">Example 7</text:h>
      <text:p text:style-name="P18">$ python3 example-7-quandl-2-df.py</text:p>
      <text:p text:style-name="First_20_paragraph">or</text:p>
      <text:p text:style-name="Text_20_body"><text:a xlink:type="simple" xlink:href="https://colab.research.google.com/github/joosthoeks/jhTAlib/blob/master/example/example-7-quandl-2-df.ipynb" office:name=""><text:span text:style-name="Definition">https://colab.research.google.com/github/joosthoeks/jhTAlib/blob/master/example/example-7-quandl-2-df.ipynb</text:span></text:a></text:p>
      <text:p text:style-name="Horizontal_20_Line"/>
      <text:h text:style-name="Heading_20_3" text:outline-level="3">Example 8</text:h>
      <text:p text:style-name="P19">$ python3 example-8-alphavantage-2-df.py</text:p>
      <text:p text:style-name="First_20_paragraph">or</text:p>
      <text:p text:style-name="Text_20_body"><text:a xlink:type="simple" xlink:href="https://colab.research.google.com/github/joosthoeks/jhTAlib/blob/master/example/example-8-alphavantage-2-df.ipynb" office:name=""><text:span text:style-name="Definition">https://colab.research.google.com/github/joosthoeks/jhTAlib/blob/master/example/example-8-alphavantage-2-df.ipynb</text:span></text:a></text:p>
      <text:p text:style-name="Horizontal_20_Line"/>
      <text:h text:style-name="Heading_20_3" text:outline-level="3">Example 9</text:h>
      <text:p text:style-name="P20">$ python3 example-9-cryptocompare-2-df.py</text:p>
      <text:p text:style-name="First_20_paragraph">or</text:p>
      <text:p text:style-name="Text_20_body"><text:a xlink:type="simple" xlink:href="https://colab.research.google.com/github/joosthoeks/jhTAlib/blob/master/example/example-9-cryptocompare-2-df.ipynb" office:name=""><text:span text:style-name="Definition">https://colab.research.google.com/github/joosthoeks/jhTAlib/blob/master/example/example-9-cryptocompare-2-df.ipynb</text:span></text:a></text:p>
      <text:p text:style-name="Horizontal_20_Line"/>
      <text:h text:style-name="Heading_20_3" text:outline-level="3">Example 10</text:h>
      <text:p text:style-name="First_20_paragraph">DF NumPy Pandas</text:p>
      <text:p text:style-name="Text_20_body"><text:a xlink:type="simple" xlink:href="https://colab.research.google.com/github/joosthoeks/jhTAlib/blob/master/example/example-10-df-numpy-pandas.ipynb" office:name=""><text:span text:style-name="Definition">https://colab.research.google.com/github/joosthoeks/jhTAlib/blob/master/example/example-10-df-numpy-pandas.ipynb</text:span></text:a></text:p>
      <text:p text:style-name="Horizontal_20_Line"/>
      <text:h text:style-name="Heading_20_2" text:outline-level="2">Test</text:h>
      <text:p text:style-name="P21">$ cd test/</text:p>
      <text:p text:style-name="P22">$ python3 test.py</text:p>
      <text:p text:style-name="Horizontal_20_Line"/>
      <text:h text:style-name="Heading_20_2" text:outline-level="2">Reference</text:h>
      <text:p text:style-name="P23">import jhtalib as jhta</text:p>
      <text:h text:style-name="Heading_20_3" text:outline-level="3"><text:a xlink:type="simple" xlink:href="https://github.com/joosthoeks/jhTAlib/blob/master/jhtalib/behavioral_techniques/behavioral_techniques.py" office:name=""><text:span text:style-name="Definition">Behavioral Techniques</text:span></text:a></text:h>
      <text:h text:style-name="Heading_20_4" text:outline-level="4">ATH | All Time High | DONE</text:h>
      <text:list text:style-name="L4">
        <text:list-item>
          <text:p text:style-name="P24"><text:span text:style-name="T1">dict of lists = jhta.ATH(df, price='High')</text:span></text:p>
        </text:list-item>
      </text:list>
      <text:p text:style-name="Horizontal_20_Line"/>
      <text:h text:style-name="Heading_20_4" text:outline-level="4">LMC | Last Major Correction | DONE</text:h>
      <text:list text:style-name="L5">
        <text:list-item>
          <text:p text:style-name="P25"><text:span text:style-name="T2">dict of lists = jhta.LMC(df, price='Low')</text:span></text:p>
        </text:list-item>
      </text:list>
      <text:p text:style-name="Horizontal_20_Line"/>
      <text:h text:style-name="Heading_20_4" text:outline-level="4">PP | Pivot Point | DONE</text:h>
      <text:list text:style-name="L6">
        <text:list-item>
          <text:p text:style-name="P26"><text:span text:style-name="T3">dict of lists = jhta.PP(df)</text:span></text:p>
        </text:list-item>
        <text:list-item>
          <text:p text:style-name="P26"><text:a xlink:type="simple" xlink:href="https://en.wikipedia.org/wiki/Pivot_point_(technical_analysis)" office:name=""><text:span text:style-name="Definition">https://en.wikipedia.org/wiki/Pivot_point_(technical_analysis)</text:span></text:a></text:p>
        </text:list-item>
      </text:list>
      <text:p text:style-name="Horizontal_20_Line"/>
      <text:h text:style-name="Heading_20_4" text:outline-level="4">FIBOPR | Fibonacci Price Retracements | DONE</text:h>
      <text:list text:style-name="L7">
        <text:list-item>
          <text:p text:style-name="P27"><text:span text:style-name="T4">dict of lists = jhta.FIBOPR(df, price='Close')</text:span></text:p>
        </text:list-item>
      </text:list>
      <text:p text:style-name="Horizontal_20_Line"/>
      <text:h text:style-name="Heading_20_4" text:outline-level="4">FIBTR | Fibonacci Time Retracements |</text:h>
      <text:list text:style-name="L8">
        <text:list-item>
  </text:list-item>
      </text:list>
      <text:p text:style-name="Horizontal_20_Line"/>
      <text:h text:style-name="Heading_20_4" text:outline-level="4">GANNPR | W. D. Gann Price Retracements | DONE</text:h>
      <text:list text:style-name="L9">
        <text:list-item>
          <text:p text:style-name="P29"><text:span text:style-name="T5">dict of lists = jhta.GANNPR(df, price='Close')</text:span></text:p>
        </text:list-item>
      </text:list>
      <text:p text:style-name="Horizontal_20_Line"/>
      <text:h text:style-name="Heading_20_4" text:outline-level="4">GANNTR | W. D. Gann Time Retracements |</text:h>
      <text:list text:style-name="L10">
        <text:list-item>
  </text:list-item>
      </text:list>
      <text:p text:style-name="Horizontal_20_Line"/>
      <text:h text:style-name="Heading_20_4" text:outline-level="4">JDN | Julian Day Number | DONE</text:h>
      <text:list text:style-name="L11">
        <text:list-item>
          <text:p text:style-name="P31"><text:span text:style-name="T6">jdn = jhta.JDN(utc_year, utc_month, utc_day)</text:span></text:p>
        </text:list-item>
        <text:list-item>
          <text:p text:style-name="P31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JD | Julian Date | DONE</text:h>
      <text:list text:style-name="L12">
        <text:list-item>
          <text:p text:style-name="P32"><text:span text:style-name="T7">jd = jhta.JD(utc_year, utc_month, utc_day, utc_hour, utc_minute, utc_second)</text:span></text:p>
        </text:list-item>
        <text:list-item>
          <text:p text:style-name="P32"><text:a xlink:type="simple" xlink:href="https://en.wikipedia.org/wiki/Julian_day" office:name=""><text:span text:style-name="Definition">https://en.wikipedia.org/wiki/Julian_day</text:span></text:a></text:p>
        </text:list-item>
      </text:list>
      <text:p text:style-name="Horizontal_20_Line"/>
      <text:h text:style-name="Heading_20_4" text:outline-level="4">SUNC | Sun Cycle |</text:h>
      <text:list text:style-name="L13">
        <text:list-item>
  </text:list-item>
      </text:list>
      <text:p text:style-name="Horizontal_20_Line"/>
      <text:h text:style-name="Heading_20_4" text:outline-level="4">MERCURYC | Mercury Cycle |</text:h>
      <text:list text:style-name="L14">
        <text:list-item>
  </text:list-item>
      </text:list>
      <text:p text:style-name="Horizontal_20_Line"/>
      <text:h text:style-name="Heading_20_4" text:outline-level="4">VENUSC | Venus Cycle |</text:h>
      <text:list text:style-name="L15">
        <text:list-item>
  </text:list-item>
      </text:list>
      <text:p text:style-name="Horizontal_20_Line"/>
      <text:h text:style-name="Heading_20_4" text:outline-level="4">EARTHC | Earth Cycle |</text:h>
      <text:list text:style-name="L16">
        <text:list-item>
  </text:list-item>
      </text:list>
      <text:p text:style-name="Horizontal_20_Line"/>
      <text:h text:style-name="Heading_20_4" text:outline-level="4">MARSC | Mars Cycle |</text:h>
      <text:list text:style-name="L17">
        <text:list-item>
  </text:list-item>
      </text:list>
      <text:p text:style-name="Horizontal_20_Line"/>
      <text:h text:style-name="Heading_20_4" text:outline-level="4">JUPITERC | Jupiter Cycle |</text:h>
      <text:list text:style-name="L18">
        <text:list-item>
  </text:list-item>
      </text:list>
      <text:p text:style-name="Horizontal_20_Line"/>
      <text:h text:style-name="Heading_20_4" text:outline-level="4">SATURNC | Saturn Cycle |</text:h>
      <text:list text:style-name="L19">
        <text:list-item>
  </text:list-item>
      </text:list>
      <text:p text:style-name="Horizontal_20_Line"/>
      <text:h text:style-name="Heading_20_4" text:outline-level="4">URANUSC | Uranus Cycle |</text:h>
      <text:list text:style-name="L20">
        <text:list-item>
  </text:list-item>
      </text:list>
      <text:p text:style-name="Horizontal_20_Line"/>
      <text:h text:style-name="Heading_20_4" text:outline-level="4">NEPTUNEC | Neptune Cycle |</text:h>
      <text:list text:style-name="L21">
        <text:list-item>
  </text:list-item>
      </text:list>
      <text:p text:style-name="Horizontal_20_Line"/>
      <text:h text:style-name="Heading_20_4" text:outline-level="4">PLUTOC | Pluto Cycle |</text:h>
      <text:list text:style-name="L22">
        <text:list-item>
  </text:list-item>
      </text:list>
      <text:p text:style-name="Horizontal_20_Line"/>
      <text:h text:style-name="Heading_20_4" text:outline-level="4">MOONC | Moon Cycle |</text:h>
      <text:list text:style-name="L23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candlestick/candlestick.py" office:name=""><text:span text:style-name="Definition">Candlestick</text:span></text:a></text:h>
      <text:h text:style-name="Heading_20_4" text:outline-level="4">CDLBODYS | Candle Body Size | DONE</text:h>
      <text:list text:style-name="L24">
        <text:list-item>
          <text:p text:style-name="P44"><text:span text:style-name="T8">list = jhta.CDLBODYS(df)</text:span></text:p>
        </text:list-item>
        <text:list-item>
          <text:p text:style-name="P44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WICKS | Candle Wick Size | DONE</text:h>
      <text:list text:style-name="L25">
        <text:list-item>
          <text:p text:style-name="P45"><text:span text:style-name="T9">list = jhta.CDLWICKS(df)</text:span></text:p>
        </text:list-item>
        <text:list-item>
          <text:p text:style-name="P45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UPPSHAS | Candle Upper Shadow Size | DONE</text:h>
      <text:list text:style-name="L26">
        <text:list-item>
          <text:p text:style-name="P46"><text:span text:style-name="T10">list = jhta.CDLUPPSHAS(df)</text:span></text:p>
        </text:list-item>
        <text:list-item>
          <text:p text:style-name="P46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CDLLOWSHAS | Candle Lower Shadow Size | DONE</text:h>
      <text:list text:style-name="L27">
        <text:list-item>
          <text:p text:style-name="P47"><text:span text:style-name="T11">list = jhta.CDLLOWSHAS(df)</text:span></text:p>
        </text:list-item>
        <text:list-item>
          <text:p text:style-name="P47"><text:a xlink:type="simple" xlink:href="https://www.tradeciety.com/understand-candlesticks-patterns/" office:name=""><text:span text:style-name="Definition">https://www.tradeciety.com/understand-candlesticks-patterns/</text:span></text:a></text:p>
        </text:list-item>
      </text:list>
      <text:p text:style-name="Horizontal_20_Line"/>
      <text:h text:style-name="Heading_20_4" text:outline-level="4">QSTICK | Qstick | DONE</text:h>
      <text:list text:style-name="L28">
        <text:list-item>
          <text:p text:style-name="P48"><text:span text:style-name="T12">list = jhta.QSTICK(df, n)</text:span></text:p>
        </text:list-item>
        <text:list-item>
          <text:p text:style-name="P48"><text:a xlink:type="simple" xlink:href="https://www.fmlabs.com/reference/default.htm?url=Qstick.htm" office:name=""><text:span text:style-name="Definition">https://www.fmlabs.com/reference/default.htm?url=Qstick.htm</text:span></text:a></text:p>
        </text:list-item>
      </text:list>
      <text:p text:style-name="Horizontal_20_Line"/>
      <text:h text:style-name="Heading_20_4" text:outline-level="4">SHADOWT | Shadow Trends | DONE</text:h>
      <text:list text:style-name="L29">
        <text:list-item>
          <text:p text:style-name="P49"><text:span text:style-name="T13">dict of lists = jhta.SHADOWT(df, n)</text:span></text:p>
        </text:list-item>
        <text:list-item>
          <text:p text:style-name="P49">book: The New Technical Trader</text:p>
        </text:list-item>
      </text:list>
      <text:p text:style-name="Horizontal_20_Line"/>
      <text:h text:style-name="Heading_20_4" text:outline-level="4">IMI | Intraday Momentum Index | DONE</text:h>
      <text:list text:style-name="L30">
        <text:list-item>
          <text:p text:style-name="P50"><text:span text:style-name="T14">list = jhta.IMI(df)</text:span></text:p>
        </text:list-item>
        <text:list-item>
          <text:p text:style-name="P50"><text:a xlink:type="simple" xlink:href="https://www.fmlabs.com/reference/default.htm?url=IMI.htm" office:name=""><text:span text:style-name="Definition">https://www.fmlabs.com/reference/default.htm?url=IMI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cycle_indicators/cycle_indicators.py" office:name=""><text:span text:style-name="Definition">Cycle Indicators</text:span></text:a></text:h>
      <text:h text:style-name="Heading_20_4" text:outline-level="4">HT_DCPERIOD | Hilbert Transform - Dominant Cycle Period |</text:h>
      <text:list text:style-name="L31">
        <text:list-item>
  </text:list-item>
      </text:list>
      <text:p text:style-name="Horizontal_20_Line"/>
      <text:h text:style-name="Heading_20_4" text:outline-level="4">HT_DCPHASE | Hilbert Transform - Dominant Cycle Phase |</text:h>
      <text:list text:style-name="L32">
        <text:list-item>
  </text:list-item>
      </text:list>
      <text:p text:style-name="Horizontal_20_Line"/>
      <text:h text:style-name="Heading_20_4" text:outline-level="4">HT_PHASOR | Hilbert Transform - Phasor Components |</text:h>
      <text:list text:style-name="L33">
        <text:list-item>
  </text:list-item>
      </text:list>
      <text:p text:style-name="Horizontal_20_Line"/>
      <text:h text:style-name="Heading_20_4" text:outline-level="4">HT_SINE | Hilbert Transform - SineWave |</text:h>
      <text:list text:style-name="L34">
        <text:list-item>
  </text:list-item>
      </text:list>
      <text:p text:style-name="Horizontal_20_Line"/>
      <text:h text:style-name="Heading_20_4" text:outline-level="4">HT_TRENDLINE | Hilbert Transform - Instantaneous Trendline |</text:h>
      <text:list text:style-name="L35">
        <text:list-item>
  </text:list-item>
      </text:list>
      <text:p text:style-name="Horizontal_20_Line"/>
      <text:h text:style-name="Heading_20_4" text:outline-level="4">HT_TRENDMODE | Hilbert Transform - Trend vs Cycle Mode |</text:h>
      <text:list text:style-name="L36">
        <text:list-item>
  </text:list-item>
      </text:list>
      <text:p text:style-name="Horizontal_20_Line"/>
      <text:h text:style-name="Heading_20_4" text:outline-level="4">TS | Trend Score | DONE</text:h>
      <text:list text:style-name="L37">
        <text:list-item>
          <text:p text:style-name="P57"><text:span text:style-name="T15">list = jhta.TS(df, n, price='Close')</text:span></text:p>
        </text:list-item>
        <text:list-item>
          <text:p text:style-name="P57"><text:a xlink:type="simple" xlink:href="https://www.fmlabs.com/reference/default.htm?url=TrendScore.htm" office:name=""><text:span text:style-name="Definition">https://www.fmlabs.com/reference/default.htm?url=TrendScore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data/data.py" office:name=""><text:span text:style-name="Definition">Data</text:span></text:a></text:h>
      <text:h text:style-name="Heading_20_4" text:outline-level="4">CSV2DF | CSV file 2 DataFeed | DONE</text:h>
      <text:list text:style-name="L38">
        <text:list-item>
          <text:p text:style-name="P58"><text:span text:style-name="T16">dict of tuples = jhta.CSV2DF(csv_file_path)</text:span></text:p>
        </text:list-item>
      </text:list>
      <text:p text:style-name="Horizontal_20_Line"/>
      <text:h text:style-name="Heading_20_4" text:outline-level="4">CSVURL2DF | CSV file url 2 DataFeed | DONE</text:h>
      <text:list text:style-name="L39">
        <text:list-item>
          <text:p text:style-name="P59"><text:span text:style-name="T17">dict of tuples = jhta.CSVURL2DF(csv_file_url)</text:span></text:p>
        </text:list-item>
      </text:list>
      <text:p text:style-name="Horizontal_20_Line"/>
      <text:h text:style-name="Heading_20_4" text:outline-level="4">DF2CSV | DataFeed 2 CSV file | DONE</text:h>
      <text:list text:style-name="L40">
        <text:list-item>
          <text:p text:style-name="P60"><text:span text:style-name="T18">csv file = jhta.DF2CSV(df, csv_file_path)</text:span></text:p>
        </text:list-item>
      </text:list>
      <text:p text:style-name="Horizontal_20_Line"/>
      <text:h text:style-name="Heading_20_4" text:outline-level="4">DF2DFREV | DataFeed 2 DataFeed Reversed | DONE</text:h>
      <text:list text:style-name="L41">
        <text:list-item>
          <text:p text:style-name="P61"><text:span text:style-name="T19">dict of tuples = jhta.DF2DFREV(df)</text:span></text:p>
        </text:list-item>
      </text:list>
      <text:p text:style-name="Horizontal_20_Line"/>
      <text:h text:style-name="Heading_20_4" text:outline-level="4">DF2DFWIN | DataFeed 2 DataFeed Window | DONE</text:h>
      <text:list text:style-name="L42">
        <text:list-item>
          <text:p text:style-name="P62"><text:span text:style-name="T20">dict of tuples = jhta.DF2DFWIN(df, start=0, end=10)</text:span></text:p>
        </text:list-item>
      </text:list>
      <text:p text:style-name="Horizontal_20_Line"/>
      <text:h text:style-name="Heading_20_4" text:outline-level="4">DF_HEAD | DataFeed HEAD | DONE</text:h>
      <text:list text:style-name="L43">
        <text:list-item>
          <text:p text:style-name="P63"><text:span text:style-name="T21">dict of tuples = jhta.DF_HEAD(df, n=5)</text:span></text:p>
        </text:list-item>
      </text:list>
      <text:p text:style-name="Horizontal_20_Line"/>
      <text:h text:style-name="Heading_20_4" text:outline-level="4">DF_TAIL | DataFeed TAIL | DONE</text:h>
      <text:list text:style-name="L44">
        <text:list-item>
          <text:p text:style-name="P64"><text:span text:style-name="T22">dict of tuples = jhta.DF_TAIL(df, n=5)</text:span></text:p>
        </text:list-item>
      </text:list>
      <text:p text:style-name="Horizontal_20_Line"/>
      <text:h text:style-name="Heading_20_4" text:outline-level="4">DF2HEIKIN_ASHI | DataFeed 2 Heikin-Ashi DataFeed | DONE</text:h>
      <text:list text:style-name="L45">
        <text:list-item>
          <text:p text:style-name="P65"><text:span text:style-name="T23">dict of tuples = jhta.DF2HEIKIN_ASHI(df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event_driven/event_driven.py" office:name=""><text:span text:style-name="Definition">Event Driven</text:span></text:a></text:h>
      <text:h text:style-name="Heading_20_4" text:outline-level="4">ASI | Accumulation Swing Index (J. Welles Wilder) | DONE</text:h>
      <text:list text:style-name="L46">
        <text:list-item>
          <text:p text:style-name="P66"><text:span text:style-name="T24">list = jhta.ASI(df, L)</text:span></text:p>
        </text:list-item>
        <text:list-item>
          <text:p text:style-name="P66">book: New Concepts in Technical Trading Systems</text:p>
        </text:list-item>
      </text:list>
      <text:p text:style-name="Horizontal_20_Line"/>
      <text:h text:style-name="Heading_20_4" text:outline-level="4">SI | Swing Index (J. Welles Wilder) | DONE</text:h>
      <text:list text:style-name="L47">
        <text:list-item>
          <text:p text:style-name="P67"><text:span text:style-name="T25">list = jhta.SI(df, L)</text:span></text:p>
        </text:list-item>
        <text:list-item>
          <text:p text:style-name="P67">book: New Concepts in Technical Trading Systems</text:p>
        </text:list-item>
      </text:list>
      <text:p text:style-name="Horizontal_20_Line"/>
      <text:h text:style-name="Heading_20_3" text:outline-level="3"><text:a xlink:type="simple" xlink:href="https://github.com/joosthoeks/jhTAlib/blob/master/jhtalib/experimental/experimental.py" office:name=""><text:span text:style-name="Definition">Experimental</text:span></text:a></text:h>
      <text:h text:style-name="Heading_20_4" text:outline-level="4">JH_SAVGP | Swing Average Price - previous Average Price | DONE</text:h>
      <text:list text:style-name="L48">
        <text:list-item>
          <text:p text:style-name="P68"><text:span text:style-name="T26">list = jhta.JH_SAVGP(df)</text:span></text:p>
        </text:list-item>
      </text:list>
      <text:p text:style-name="Horizontal_20_Line"/>
      <text:h text:style-name="Heading_20_4" text:outline-level="4">JH_SAVGPS | Swing Average Price - previous Average Price Summation | DONE</text:h>
      <text:list text:style-name="L49">
        <text:list-item>
          <text:p text:style-name="P69"><text:span text:style-name="T27">list = jhta.JH_SAVGPS(df)</text:span></text:p>
        </text:list-item>
      </text:list>
      <text:p text:style-name="Horizontal_20_Line"/>
      <text:h text:style-name="Heading_20_4" text:outline-level="4">JH_SCO | Swing Close - Open | DONE</text:h>
      <text:list text:style-name="L50">
        <text:list-item>
          <text:p text:style-name="P70"><text:span text:style-name="T28">list = jhta.JH_SCO(df)</text:span></text:p>
        </text:list-item>
      </text:list>
      <text:p text:style-name="Horizontal_20_Line"/>
      <text:h text:style-name="Heading_20_4" text:outline-level="4">JH_SCOS | Swing Close - Open Summation | DONE</text:h>
      <text:list text:style-name="L51">
        <text:list-item>
          <text:p text:style-name="P71"><text:span text:style-name="T29">list = jhta.JH_SCOS(df)</text:span></text:p>
        </text:list-item>
      </text:list>
      <text:p text:style-name="Horizontal_20_Line"/>
      <text:h text:style-name="Heading_20_4" text:outline-level="4">JH_SMEDP | Swing Median Price - previous Median Price | DONE</text:h>
      <text:list text:style-name="L52">
        <text:list-item>
          <text:p text:style-name="P72"><text:span text:style-name="T30">list = jhta.JH_SMEDP(df)</text:span></text:p>
        </text:list-item>
      </text:list>
      <text:p text:style-name="Horizontal_20_Line"/>
      <text:h text:style-name="Heading_20_4" text:outline-level="4">jh_SMEDPS | Swing Median Price - previous Median Price Summation | DONE</text:h>
      <text:list text:style-name="L53">
        <text:list-item>
          <text:p text:style-name="P73"><text:span text:style-name="T31">list = jhta.JH_SMEDPS(df)</text:span></text:p>
        </text:list-item>
      </text:list>
      <text:p text:style-name="Horizontal_20_Line"/>
      <text:h text:style-name="Heading_20_4" text:outline-level="4">JH_SPP | Swing Price - previous Price | DONE</text:h>
      <text:list text:style-name="L54">
        <text:list-item>
          <text:p text:style-name="P74"><text:span text:style-name="T32">list = jhta.JH_SPP(df, price='Close')</text:span></text:p>
        </text:list-item>
      </text:list>
      <text:p text:style-name="Horizontal_20_Line"/>
      <text:h text:style-name="Heading_20_4" text:outline-level="4">JH_SPPS | Swing Price - previous Price Summation | DONE</text:h>
      <text:list text:style-name="L55">
        <text:list-item>
          <text:p text:style-name="P75"><text:span text:style-name="T33">list = jhta.JH_SPPS(df, price='Close')</text:span></text:p>
        </text:list-item>
      </text:list>
      <text:p text:style-name="Horizontal_20_Line"/>
      <text:h text:style-name="Heading_20_4" text:outline-level="4">JH_STYPP | Swing Typical Price - previous Typical Price | DONE</text:h>
      <text:list text:style-name="L56">
        <text:list-item>
          <text:p text:style-name="P76"><text:span text:style-name="T34">list = jhta.JH_STYPP(df)</text:span></text:p>
        </text:list-item>
      </text:list>
      <text:p text:style-name="Horizontal_20_Line"/>
      <text:h text:style-name="Heading_20_4" text:outline-level="4">JH_STYPPS | Swing Typical Price - previous Typical Price Summation | DONE</text:h>
      <text:list text:style-name="L57">
        <text:list-item>
          <text:p text:style-name="P77"><text:span text:style-name="T35">list = jhta.JH_STYPPS(df)</text:span></text:p>
        </text:list-item>
      </text:list>
      <text:p text:style-name="Horizontal_20_Line"/>
      <text:h text:style-name="Heading_20_4" text:outline-level="4">JH_SWCLP | Swing Weighted Close Price - previous Weighted Close Price | DONE</text:h>
      <text:list text:style-name="L58">
        <text:list-item>
          <text:p text:style-name="P78"><text:span text:style-name="T36">list = jhta.JH_SWCLP(df)</text:span></text:p>
        </text:list-item>
      </text:list>
      <text:p text:style-name="Horizontal_20_Line"/>
      <text:h text:style-name="Heading_20_4" text:outline-level="4">JH_SWCLPS | Swing Weighted Close Price - previous Weighted Close Price Summation | DONE</text:h>
      <text:list text:style-name="L59">
        <text:list-item>
          <text:p text:style-name="P79"><text:span text:style-name="T37">list = jhta.JH_SWCLPS(df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general/general.py" office:name=""><text:span text:style-name="Definition">General</text:span></text:a></text:h>
      <text:h text:style-name="Heading_20_4" text:outline-level="4">NORMALIZE | Normalize | DONE</text:h>
      <text:list text:style-name="L60">
        <text:list-item>
          <text:p text:style-name="P80"><text:span text:style-name="T38">list = jhta.NORMALIZE(df, price_max='High', price_min='Low', price='Close')</text:span></text:p>
        </text:list-item>
        <text:list-item>
          <text:p text:style-name="P80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TANDARDIZE | Standardize | DONE</text:h>
      <text:list text:style-name="L61">
        <text:list-item>
          <text:p text:style-name="P81"><text:span text:style-name="T39">list = jhta.STANDARDIZE(df, price='Close')</text:span></text:p>
        </text:list-item>
        <text:list-item>
          <text:p text:style-name="P81"><text:a xlink:type="simple" xlink:href="https://machinelearningmastery.com/normalize-standardize-time-series-data-python/" office:name=""><text:span text:style-name="Definition">https://machinelearningmastery.com/normalize-standardize-time-series-data-python/</text:span></text:a></text:p>
        </text:list-item>
      </text:list>
      <text:p text:style-name="Horizontal_20_Line"/>
      <text:h text:style-name="Heading_20_4" text:outline-level="4">SPREAD | Spread | DONE</text:h>
      <text:list text:style-name="L62">
        <text:list-item>
          <text:p text:style-name="P82"><text:span text:style-name="T40">list = jhta.SPREAD(df1, df2, price1='Close', price2='Close')</text:span></text:p>
        </text:list-item>
      </text:list>
      <text:p text:style-name="Horizontal_20_Line"/>
      <text:h text:style-name="Heading_20_4" text:outline-level="4">CP | Comparative Performance | DONE</text:h>
      <text:list text:style-name="L63">
        <text:list-item>
          <text:p text:style-name="P83"><text:span text:style-name="T41">list = jhta.CP(df1, df2, price1='Close', price2='Close')</text:span></text:p>
        </text:list-item>
        <text:list-item>
          <text:p text:style-name="P83"><text:a xlink:type="simple" xlink:href="https://www.fmlabs.com/reference/default.htm?url=CompPerformance.htm" office:name=""><text:span text:style-name="Definition">https://www.fmlabs.com/reference/default.htm?url=CompPerformance.htm</text:span></text:a></text:p>
        </text:list-item>
      </text:list>
      <text:p text:style-name="Horizontal_20_Line"/>
      <text:h text:style-name="Heading_20_4" text:outline-level="4">CRSI | Comparative Relative Strength Index | DONE</text:h>
      <text:list text:style-name="L64">
        <text:list-item>
          <text:p text:style-name="P84"><text:span text:style-name="T42">list = jhta.CRSI(df1, df2, n, price1='Close', price2='Close')</text:span></text:p>
        </text:list-item>
        <text:list-item>
          <text:p text:style-name="P84"><text:a xlink:type="simple" xlink:href="https://www.fmlabs.com/reference/default.htm?url=RSIC.htm" office:name=""><text:span text:style-name="Definition">https://www.fmlabs.com/reference/default.htm?url=RSIC.htm</text:span></text:a></text:p>
        </text:list-item>
      </text:list>
      <text:p text:style-name="Horizontal_20_Line"/>
      <text:h text:style-name="Heading_20_4" text:outline-level="4">CS | Comparative Strength | DONE</text:h>
      <text:list text:style-name="L65">
        <text:list-item>
          <text:p text:style-name="P85"><text:span text:style-name="T43">list = jhta.CS(df1, df2, price1='Close', price2='Close')</text:span></text:p>
        </text:list-item>
        <text:list-item>
          <text:p text:style-name="P85"><text:a xlink:type="simple" xlink:href="https://www.fmlabs.com/reference/default.htm?url=CompStrength.htm" office:name=""><text:span text:style-name="Definition">https://www.fmlabs.com/reference/default.htm?url=CompStrength.htm</text:span></text:a></text:p>
        </text:list-item>
      </text:list>
      <text:p text:style-name="Horizontal_20_Line"/>
      <text:h text:style-name="Heading_20_4" text:outline-level="4">HR | Hit Rate / Win Rate | DONE</text:h>
      <text:list text:style-name="L66">
        <text:list-item>
          <text:p text:style-name="P86"><text:span text:style-name="T44">float = jhta.HR(hit_trades_int, total_trades_int)</text:span></text:p>
        </text:list-item>
        <text:list-item>
          <text:p text:style-name="P86"><text:a xlink:type="simple" xlink:href="http://traderskillset.com/hit-rate-stock-trading/" office:name=""><text:span text:style-name="Definition">http://traderskillset.com/hit-rate-stock-trading/</text:span></text:a></text:p>
        </text:list-item>
      </text:list>
      <text:p text:style-name="Horizontal_20_Line"/>
      <text:h text:style-name="Heading_20_4" text:outline-level="4">PLR | Profit/Loss Ratio | DONE</text:h>
      <text:list text:style-name="L67">
        <text:list-item>
          <text:p text:style-name="P87"><text:span text:style-name="T45">float = jhta.PLR(mean_trade_profit_float, mean_trade_loss_float)</text:span></text:p>
        </text:list-item>
        <text:list-item>
          <text:p text:style-name="P87"><text:a xlink:type="simple" xlink:href="https://www.investopedia.com/terms/p/profit_loss_ratio.asp" office:name=""><text:span text:style-name="Definition">https://www.investopedia.com/terms/p/profit_loss_ratio.asp</text:span></text:a></text:p>
        </text:list-item>
      </text:list>
      <text:p text:style-name="Horizontal_20_Line"/>
      <text:h text:style-name="Heading_20_4" text:outline-level="4">EV | Expected Value | DONE</text:h>
      <text:list text:style-name="L68">
        <text:list-item>
          <text:p text:style-name="P88"><text:span text:style-name="T46">float = jhta.EV(hitrade_float, mean_trade_profit_float, mean_trade_loss_float)</text:span></text:p>
        </text:list-item>
        <text:list-item>
          <text:p text:style-name="P88"><text:a xlink:type="simple" xlink:href="https://en.wikipedia.org/wiki/Expected_value" office:name=""><text:span text:style-name="Definition">https://en.wikipedia.org/wiki/Expected_value</text:span></text:a></text:p>
        </text:list-item>
      </text:list>
      <text:p text:style-name="Horizontal_20_Line"/>
      <text:h text:style-name="Heading_20_4" text:outline-level="4">POR | Probability of Ruin (Table of Lucas and LeBeau) | DONE</text:h>
      <text:list text:style-name="L69">
        <text:list-item>
          <text:p text:style-name="P89"><text:span text:style-name="T47">int = jhta.POR(hitrade_float, profit_loss_ratio_float)</text:span></text:p>
        </text:list-item>
        <text:list-item>
          <text:p text:style-name="P89">book: Computer Analysis of the Futures Markets</text:p>
        </text:list-item>
      </text:list>
      <text:p text:style-name="Horizontal_20_Line"/>
      <text:h text:style-name="Heading_20_3" text:outline-level="3"><text:a xlink:type="simple" xlink:href="https://github.com/joosthoeks/jhTAlib/blob/master/jhtalib/information/information.py" office:name=""><text:span text:style-name="Definition">Information</text:span></text:a></text:h>
      <text:h text:style-name="Heading_20_4" text:outline-level="4">INFO | Print df Information | DONE</text:h>
      <text:list text:style-name="L70">
        <text:list-item>
          <text:p text:style-name="P90"><text:span text:style-name="T48">print = jhta.INFO(df, price='Close')</text:span></text:p>
        </text:list-item>
      </text:list>
      <text:p text:style-name="Horizontal_20_Line"/>
      <text:h text:style-name="Heading_20_4" text:outline-level="4">INFO_TRADES | Print Trades Information | DONE</text:h>
      <text:list text:style-name="L71">
        <text:list-item>
          <text:p text:style-name="P91"><text:span text:style-name="T49">print = jhta.INFO_TRADES(profit_trades_list, loss_trades_list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ath_functions/math_functions.py" office:name=""><text:span text:style-name="Definition">Math Functions</text:span></text:a></text:h>
      <text:h text:style-name="Heading_20_4" text:outline-level="4">EXP | Exponential | DONE</text:h>
      <text:list text:style-name="L72">
        <text:list-item>
          <text:p text:style-name="P92"><text:span text:style-name="T50">list = jhta.EXP(df, price='Close')</text:span></text:p>
        </text:list-item>
      </text:list>
      <text:p text:style-name="Horizontal_20_Line"/>
      <text:h text:style-name="Heading_20_4" text:outline-level="4">LOG | Logarithm | DONE</text:h>
      <text:list text:style-name="L73">
        <text:list-item>
          <text:p text:style-name="P93"><text:span text:style-name="T51">list = jhta.LOG(df, price='Close')</text:span></text:p>
        </text:list-item>
      </text:list>
      <text:p text:style-name="Horizontal_20_Line"/>
      <text:h text:style-name="Heading_20_4" text:outline-level="4">LOG10 | Base-10 Logarithm | DONE</text:h>
      <text:list text:style-name="L74">
        <text:list-item>
          <text:p text:style-name="P94"><text:span text:style-name="T52">list = jhta.LOG10(df, price='Close')</text:span></text:p>
        </text:list-item>
      </text:list>
      <text:p text:style-name="Horizontal_20_Line"/>
      <text:h text:style-name="Heading_20_4" text:outline-level="4">SQRT | Square Root | DONE</text:h>
      <text:list text:style-name="L75">
        <text:list-item>
          <text:p text:style-name="P95"><text:span text:style-name="T53">list = jhta.SQRT(df, price='Close')</text:span></text:p>
        </text:list-item>
      </text:list>
      <text:p text:style-name="Horizontal_20_Line"/>
      <text:h text:style-name="Heading_20_4" text:outline-level="4">ACOS | Arc Cosine | DONE</text:h>
      <text:list text:style-name="L76">
        <text:list-item>
          <text:p text:style-name="P96"><text:span text:style-name="T54">list = jhta.ACOS(df, price='Close')</text:span></text:p>
        </text:list-item>
      </text:list>
      <text:p text:style-name="Horizontal_20_Line"/>
      <text:h text:style-name="Heading_20_4" text:outline-level="4">ASIN | Arc Sine | DONE</text:h>
      <text:list text:style-name="L77">
        <text:list-item>
          <text:p text:style-name="P97"><text:span text:style-name="T55">list = jhta.ASIN(df, price='Close')</text:span></text:p>
        </text:list-item>
      </text:list>
      <text:p text:style-name="Horizontal_20_Line"/>
      <text:h text:style-name="Heading_20_4" text:outline-level="4">ATAN | Arc Tangent | DONE</text:h>
      <text:list text:style-name="L78">
        <text:list-item>
          <text:p text:style-name="P98"><text:span text:style-name="T56">list = jhta.ATAN(df, price='Close')</text:span></text:p>
        </text:list-item>
      </text:list>
      <text:p text:style-name="Horizontal_20_Line"/>
      <text:h text:style-name="Heading_20_4" text:outline-level="4">COS | Cosine | DONE</text:h>
      <text:list text:style-name="L79">
        <text:list-item>
          <text:p text:style-name="P99"><text:span text:style-name="T57">list = jhta.COS(df, price='Close')</text:span></text:p>
        </text:list-item>
      </text:list>
      <text:p text:style-name="Horizontal_20_Line"/>
      <text:h text:style-name="Heading_20_4" text:outline-level="4">SIN | Sine | DONE</text:h>
      <text:list text:style-name="L80">
        <text:list-item>
          <text:p text:style-name="P100"><text:span text:style-name="T58">list = jhta.SIN(df, price='Close')</text:span></text:p>
        </text:list-item>
      </text:list>
      <text:p text:style-name="Horizontal_20_Line"/>
      <text:h text:style-name="Heading_20_4" text:outline-level="4">TAN | Tangent | DONE</text:h>
      <text:list text:style-name="L81">
        <text:list-item>
          <text:p text:style-name="P101"><text:span text:style-name="T59">list = jhta.TAN(df, price='Close')</text:span></text:p>
        </text:list-item>
      </text:list>
      <text:p text:style-name="Horizontal_20_Line"/>
      <text:h text:style-name="Heading_20_4" text:outline-level="4">ACOSH | Inverse Hyperbolic Cosine | DONE</text:h>
      <text:list text:style-name="L82">
        <text:list-item>
          <text:p text:style-name="P102"><text:span text:style-name="T60">list = jhta.ACOSH(df, price='Close')</text:span></text:p>
        </text:list-item>
      </text:list>
      <text:p text:style-name="Horizontal_20_Line"/>
      <text:h text:style-name="Heading_20_4" text:outline-level="4">ASINH | Inverse Hyperbolic Sine | DONE</text:h>
      <text:list text:style-name="L83">
        <text:list-item>
          <text:p text:style-name="P103"><text:span text:style-name="T61">list = jhta.ASINH(df, price='Close')</text:span></text:p>
        </text:list-item>
      </text:list>
      <text:p text:style-name="Horizontal_20_Line"/>
      <text:h text:style-name="Heading_20_4" text:outline-level="4">ATANH | Inverse Hyperbolic Tangent | DONE</text:h>
      <text:list text:style-name="L84">
        <text:list-item>
          <text:p text:style-name="P104"><text:span text:style-name="T62">list = jhta.ATANH(df, price='Close')</text:span></text:p>
        </text:list-item>
      </text:list>
      <text:p text:style-name="Horizontal_20_Line"/>
      <text:h text:style-name="Heading_20_4" text:outline-level="4">COSH | Hyperbolic Cosine | DONE</text:h>
      <text:list text:style-name="L85">
        <text:list-item>
          <text:p text:style-name="P105"><text:span text:style-name="T63">list = jhta.COSH(df, price='Close')</text:span></text:p>
        </text:list-item>
      </text:list>
      <text:p text:style-name="Horizontal_20_Line"/>
      <text:h text:style-name="Heading_20_4" text:outline-level="4">SINH | Hyperbolic Sine | DONE</text:h>
      <text:list text:style-name="L86">
        <text:list-item>
          <text:p text:style-name="P106"><text:span text:style-name="T64">list = jhta.SINH(df, price='Close')</text:span></text:p>
        </text:list-item>
      </text:list>
      <text:p text:style-name="Horizontal_20_Line"/>
      <text:h text:style-name="Heading_20_4" text:outline-level="4">TANH | Hyperbolic Tangent | DONE</text:h>
      <text:list text:style-name="L87">
        <text:list-item>
          <text:p text:style-name="P107"><text:span text:style-name="T65">list = jhta.TANH(df, price='Close')</text:span></text:p>
        </text:list-item>
      </text:list>
      <text:p text:style-name="Horizontal_20_Line"/>
      <text:h text:style-name="Heading_20_4" text:outline-level="4">PI | Mathematical constant PI | DONE</text:h>
      <text:list text:style-name="L88">
        <text:list-item>
          <text:p text:style-name="P108"><text:span text:style-name="T66">float = jhta.PI()</text:span></text:p>
        </text:list-item>
      </text:list>
      <text:p text:style-name="Horizontal_20_Line"/>
      <text:h text:style-name="Heading_20_4" text:outline-level="4">E | Mathematical constant E | DONE</text:h>
      <text:list text:style-name="L89">
        <text:list-item>
          <text:p text:style-name="P109"><text:span text:style-name="T67">float = jhta.E()</text:span></text:p>
        </text:list-item>
      </text:list>
      <text:p text:style-name="Horizontal_20_Line"/>
      <text:h text:style-name="Heading_20_4" text:outline-level="4">TAU | Mathematical constant TAU | DONE</text:h>
      <text:list text:style-name="L90">
        <text:list-item>
          <text:p text:style-name="P110"><text:span text:style-name="T68">float = jhta.TAU()</text:span></text:p>
        </text:list-item>
      </text:list>
      <text:p text:style-name="Horizontal_20_Line"/>
      <text:h text:style-name="Heading_20_4" text:outline-level="4">PHI | Mathematical constant PHI | DONE</text:h>
      <text:list text:style-name="L91">
        <text:list-item>
          <text:p text:style-name="P111"><text:span text:style-name="T69">float = jhta.PHI()</text:span></text:p>
        </text:list-item>
      </text:list>
      <text:p text:style-name="Horizontal_20_Line"/>
      <text:h text:style-name="Heading_20_4" text:outline-level="4">CEIL | Ceiling | DONE</text:h>
      <text:list text:style-name="L92">
        <text:list-item>
          <text:p text:style-name="P112"><text:span text:style-name="T70">list = jhta.CEIL(df, price='Close')</text:span></text:p>
        </text:list-item>
      </text:list>
      <text:p text:style-name="Horizontal_20_Line"/>
      <text:h text:style-name="Heading_20_4" text:outline-level="4">FLOOR | Floor | DONE</text:h>
      <text:list text:style-name="L93">
        <text:list-item>
          <text:p text:style-name="P113"><text:span text:style-name="T71">list = jhta.FLOOR(df, price='Close')</text:span></text:p>
        </text:list-item>
      </text:list>
      <text:p text:style-name="Horizontal_20_Line"/>
      <text:h text:style-name="Heading_20_4" text:outline-level="4">DEGREES | Radians to Degrees | DONE</text:h>
      <text:list text:style-name="L94">
        <text:list-item>
          <text:p text:style-name="P114"><text:span text:style-name="T72">list = jhta.DEGREES(df, price='Close')</text:span></text:p>
        </text:list-item>
      </text:list>
      <text:p text:style-name="Horizontal_20_Line"/>
      <text:h text:style-name="Heading_20_4" text:outline-level="4">RADIANS | Degrees to Radians | DONE</text:h>
      <text:list text:style-name="L95">
        <text:list-item>
          <text:p text:style-name="P115"><text:span text:style-name="T73">list = jhta.RADIANS(df, price='Close')</text:span></text:p>
        </text:list-item>
      </text:list>
      <text:p text:style-name="Horizontal_20_Line"/>
      <text:h text:style-name="Heading_20_4" text:outline-level="4">ADD | Addition High + Low | DONE</text:h>
      <text:list text:style-name="L96">
        <text:list-item>
          <text:p text:style-name="P116"><text:span text:style-name="T74">list = jhta.ADD(df)</text:span></text:p>
        </text:list-item>
      </text:list>
      <text:p text:style-name="Horizontal_20_Line"/>
      <text:h text:style-name="Heading_20_4" text:outline-level="4">DIV | Division High / Low | DONE</text:h>
      <text:list text:style-name="L97">
        <text:list-item>
          <text:p text:style-name="P117"><text:span text:style-name="T75">list = jhta.DIV(df)</text:span></text:p>
        </text:list-item>
      </text:list>
      <text:p text:style-name="Horizontal_20_Line"/>
      <text:h text:style-name="Heading_20_4" text:outline-level="4">MAX | Highest value over a specified period | DONE</text:h>
      <text:list text:style-name="L98">
        <text:list-item>
          <text:p text:style-name="P118"><text:span text:style-name="T76">list = jhta.MAX(df, n, price='Close')</text:span></text:p>
        </text:list-item>
      </text:list>
      <text:p text:style-name="Horizontal_20_Line"/>
      <text:h text:style-name="Heading_20_4" text:outline-level="4">MAXINDEX | Index of highest value over a specified period |</text:h>
      <text:list text:style-name="L99">
        <text:list-item>
  </text:list-item>
      </text:list>
      <text:p text:style-name="Horizontal_20_Line"/>
      <text:h text:style-name="Heading_20_4" text:outline-level="4">MIN | Lowest value over a specified period | DONE</text:h>
      <text:list text:style-name="L100">
        <text:list-item>
          <text:p text:style-name="P120"><text:span text:style-name="T77">list = jhta.MIN(df, n, price='Close')</text:span></text:p>
        </text:list-item>
      </text:list>
      <text:p text:style-name="Horizontal_20_Line"/>
      <text:h text:style-name="Heading_20_4" text:outline-level="4">MININDEX | Index of lowest value over a specified period |</text:h>
      <text:list text:style-name="L101">
        <text:list-item>
  </text:list-item>
      </text:list>
      <text:p text:style-name="Horizontal_20_Line"/>
      <text:h text:style-name="Heading_20_4" text:outline-level="4">MINMAX | Lowest and Highest values over a specified period |</text:h>
      <text:list text:style-name="L102">
        <text:list-item>
  </text:list-item>
      </text:list>
      <text:p text:style-name="Horizontal_20_Line"/>
      <text:h text:style-name="Heading_20_4" text:outline-level="4">MINMAXINDEX | Indexes of lowest and highest values over a specified period |</text:h>
      <text:list text:style-name="L103">
        <text:list-item>
  </text:list-item>
      </text:list>
      <text:p text:style-name="Horizontal_20_Line"/>
      <text:h text:style-name="Heading_20_4" text:outline-level="4">MULT | Multiply High * Low | DONE</text:h>
      <text:list text:style-name="L104">
        <text:list-item>
          <text:p text:style-name="P124"><text:span text:style-name="T78">list = jhta.MULT(df)</text:span></text:p>
        </text:list-item>
      </text:list>
      <text:p text:style-name="Horizontal_20_Line"/>
      <text:h text:style-name="Heading_20_4" text:outline-level="4">SUB | Subtraction High - Low | DONE</text:h>
      <text:list text:style-name="L105">
        <text:list-item>
          <text:p text:style-name="P125"><text:span text:style-name="T79">list = jhta.SUB(df)</text:span></text:p>
        </text:list-item>
      </text:list>
      <text:p text:style-name="Horizontal_20_Line"/>
      <text:h text:style-name="Heading_20_4" text:outline-level="4">SUM | Summation | DONE</text:h>
      <text:list text:style-name="L106">
        <text:list-item>
          <text:p text:style-name="P126"><text:span text:style-name="T80">list = jhta.SUM(df, n, price='Close')</text:span></text:p>
        </text:list-item>
      </text:list>
      <text:p text:style-name="Horizontal_20_Line"/>
      <text:h text:style-name="Heading_20_3" text:outline-level="3"><text:a xlink:type="simple" xlink:href="https://github.com/joosthoeks/jhTAlib/blob/master/jhtalib/momentum_indicators/momentum_indicators.py" office:name=""><text:span text:style-name="Definition">Momentum Indicators</text:span></text:a></text:h>
      <text:h text:style-name="Heading_20_4" text:outline-level="4">ADX | Average Directional Movement Index |</text:h>
      <text:list text:style-name="L107">
        <text:list-item>
  </text:list-item>
      </text:list>
      <text:p text:style-name="Horizontal_20_Line"/>
      <text:h text:style-name="Heading_20_4" text:outline-level="4">ADXR | Average Directional Movement Index Rating |</text:h>
      <text:list text:style-name="L108">
        <text:list-item>
  </text:list-item>
      </text:list>
      <text:p text:style-name="Horizontal_20_Line"/>
      <text:h text:style-name="Heading_20_4" text:outline-level="4">APO | Absolute Price Oscillator | DONE</text:h>
      <text:list text:style-name="L109">
        <text:list-item>
          <text:p text:style-name="P129"><text:span text:style-name="T81">list = jhta.APO(df, n_fast, n_slow, price='Close')</text:span></text:p>
        </text:list-item>
        <text:list-item>
          <text:p text:style-name="P129"><text:a xlink:type="simple" xlink:href="https://www.fmlabs.com/reference/default.htm?url=PriceOscillator.htm" office:name=""><text:span text:style-name="Definition">https://www.fmlabs.com/reference/default.htm?url=PriceOscillator.htm</text:span></text:a></text:p>
        </text:list-item>
      </text:list>
      <text:p text:style-name="Horizontal_20_Line"/>
      <text:h text:style-name="Heading_20_4" text:outline-level="4">AROON | Aroon |</text:h>
      <text:list text:style-name="L110">
        <text:list-item>
  </text:list-item>
      </text:list>
      <text:p text:style-name="Horizontal_20_Line"/>
      <text:h text:style-name="Heading_20_4" text:outline-level="4">AROONOSC | Aroon Oscillator |</text:h>
      <text:list text:style-name="L111">
        <text:list-item>
  </text:list-item>
      </text:list>
      <text:p text:style-name="Horizontal_20_Line"/>
      <text:h text:style-name="Heading_20_4" text:outline-level="4">BOP | Balance Of Power |</text:h>
      <text:list text:style-name="L112">
        <text:list-item>
  </text:list-item>
      </text:list>
      <text:p text:style-name="Horizontal_20_Line"/>
      <text:h text:style-name="Heading_20_4" text:outline-level="4">CCI | Commodity Channel Index |</text:h>
      <text:list text:style-name="L113">
        <text:list-item>
  </text:list-item>
      </text:list>
      <text:p text:style-name="Horizontal_20_Line"/>
      <text:h text:style-name="Heading_20_4" text:outline-level="4">CMO | Chande Momentum Oscillator |</text:h>
      <text:list text:style-name="L114">
        <text:list-item>
  </text:list-item>
      </text:list>
      <text:p text:style-name="Horizontal_20_Line"/>
      <text:h text:style-name="Heading_20_4" text:outline-level="4">DX | Directional Movement Index |</text:h>
      <text:list text:style-name="L115">
        <text:list-item>
  </text:list-item>
      </text:list>
      <text:p text:style-name="Horizontal_20_Line"/>
      <text:h text:style-name="Heading_20_4" text:outline-level="4">MACD | Moving Average Convergence/Divergence |</text:h>
      <text:list text:style-name="L116">
        <text:list-item>
  </text:list-item>
      </text:list>
      <text:p text:style-name="Horizontal_20_Line"/>
      <text:h text:style-name="Heading_20_4" text:outline-level="4">MACDEXT | MACD with controllable MA type |</text:h>
      <text:list text:style-name="L117">
        <text:list-item>
  </text:list-item>
      </text:list>
      <text:p text:style-name="Horizontal_20_Line"/>
      <text:h text:style-name="Heading_20_4" text:outline-level="4">MACDFIX | Moving Average Convergence/Divergence Fix 12/26 |</text:h>
      <text:list text:style-name="L118">
        <text:list-item>
  </text:list-item>
      </text:list>
      <text:p text:style-name="Horizontal_20_Line"/>
      <text:h text:style-name="Heading_20_4" text:outline-level="4">MFI | Money Flow Index |</text:h>
      <text:list text:style-name="L119">
        <text:list-item>
  </text:list-item>
      </text:list>
      <text:p text:style-name="Horizontal_20_Line"/>
      <text:h text:style-name="Heading_20_4" text:outline-level="4">MINUS_DI | Minus Directional Indicator |</text:h>
      <text:list text:style-name="L120">
        <text:list-item>
  </text:list-item>
      </text:list>
      <text:p text:style-name="Horizontal_20_Line"/>
      <text:h text:style-name="Heading_20_4" text:outline-level="4">MINUS_DM | Minus Directional Movement |</text:h>
      <text:list text:style-name="L121">
        <text:list-item>
  </text:list-item>
      </text:list>
      <text:p text:style-name="Horizontal_20_Line"/>
      <text:h text:style-name="Heading_20_4" text:outline-level="4">MOM | Momentum | DONE</text:h>
      <text:list text:style-name="L122">
        <text:list-item>
          <text:p text:style-name="P142"><text:span text:style-name="T82">list = jhta.MOM(df, n, price='Close')</text:span></text:p>
        </text:list-item>
        <text:list-item>
          <text:p text:style-name="P142"><text:a xlink:type="simple" xlink:href="https://www.fmlabs.com/reference/default.htm?url=Momentum.htm" office:name=""><text:span text:style-name="Definition">https://www.fmlabs.com/reference/default.htm?url=Momentum.htm</text:span></text:a></text:p>
        </text:list-item>
      </text:list>
      <text:p text:style-name="Horizontal_20_Line"/>
      <text:h text:style-name="Heading_20_4" text:outline-level="4">PLUS_DI | Plus Directional Indicator |</text:h>
      <text:list text:style-name="L123">
        <text:list-item>
  </text:list-item>
      </text:list>
      <text:p text:style-name="Horizontal_20_Line"/>
      <text:h text:style-name="Heading_20_4" text:outline-level="4">PLUS_DM | Plus Directional Movement |</text:h>
      <text:list text:style-name="L124">
        <text:list-item>
  </text:list-item>
      </text:list>
      <text:p text:style-name="Horizontal_20_Line"/>
      <text:h text:style-name="Heading_20_4" text:outline-level="4">PPO | Percentage Price Oscillator |</text:h>
      <text:list text:style-name="L125">
        <text:list-item>
  </text:list-item>
      </text:list>
      <text:p text:style-name="Horizontal_20_Line"/>
      <text:h text:style-name="Heading_20_4" text:outline-level="4">RMI | Relative Momentum Index | DONE</text:h>
      <text:list text:style-name="L126">
        <text:list-item>
          <text:p text:style-name="P146"><text:span text:style-name="T83">list = jhta.RMI(df, n, price='Close')</text:span></text:p>
        </text:list-item>
        <text:list-item>
          <text:p text:style-name="P146"><text:a xlink:type="simple" xlink:href="https://www.fmlabs.com/reference/default.htm?url=RMI.htm" office:name=""><text:span text:style-name="Definition">https://www.fmlabs.com/reference/default.htm?url=RMI.htm</text:span></text:a></text:p>
        </text:list-item>
      </text:list>
      <text:p text:style-name="Horizontal_20_Line"/>
      <text:h text:style-name="Heading_20_4" text:outline-level="4">ROC | Rate of Change | DONE</text:h>
      <text:list text:style-name="L127">
        <text:list-item>
          <text:p text:style-name="P147"><text:span text:style-name="T84">list = jhta.ROC(df, n, price='Close')</text:span></text:p>
        </text:list-item>
      </text:list>
      <text:p text:style-name="Horizontal_20_Line"/>
      <text:h text:style-name="Heading_20_4" text:outline-level="4">ROCP | Rate of Change Percentage | DONE</text:h>
      <text:list text:style-name="L128">
        <text:list-item>
          <text:p text:style-name="P148"><text:span text:style-name="T85">list = jhta.ROCP(df, n, price='Close')</text:span></text:p>
        </text:list-item>
      </text:list>
      <text:p text:style-name="Horizontal_20_Line"/>
      <text:h text:style-name="Heading_20_4" text:outline-level="4">ROCR | Rate of Change Ratio | DONE</text:h>
      <text:list text:style-name="L129">
        <text:list-item>
          <text:p text:style-name="P149"><text:span text:style-name="T86">list = jhta.ROCR(df, n, price='Close')</text:span></text:p>
        </text:list-item>
      </text:list>
      <text:p text:style-name="Horizontal_20_Line"/>
      <text:h text:style-name="Heading_20_4" text:outline-level="4">ROCR100 | Rate of Change Ratio 100 scale | DONE</text:h>
      <text:list text:style-name="L130">
        <text:list-item>
          <text:p text:style-name="P150"><text:span text:style-name="T87">list = jhta.ROCR100(df, n, price='Close')</text:span></text:p>
        </text:list-item>
        <text:list-item>
          <text:p text:style-name="P150"><text:a xlink:type="simple" xlink:href="https://www.fmlabs.com/reference/default.htm?url=RateOfChange.htm" office:name=""><text:span text:style-name="Definition">https://www.fmlabs.com/reference/default.htm?url=RateOfChange.htm</text:span></text:a></text:p>
        </text:list-item>
      </text:list>
      <text:p text:style-name="Horizontal_20_Line"/>
      <text:h text:style-name="Heading_20_4" text:outline-level="4">RSI | Relative Strength Index | DONE</text:h>
      <text:list text:style-name="L131">
        <text:list-item>
          <text:p text:style-name="P151"><text:span text:style-name="T88">list = jhta.RSI(df, n, price='Close')</text:span></text:p>
        </text:list-item>
        <text:list-item>
          <text:p text:style-name="P151"><text:a xlink:type="simple" xlink:href="https://www.fmlabs.com/reference/default.htm?url=rsi.htm" office:name=""><text:span text:style-name="Definition">https://www.fmlabs.com/reference/default.htm?url=rsi.htm</text:span></text:a></text:p>
        </text:list-item>
      </text:list>
      <text:p text:style-name="Horizontal_20_Line"/>
      <text:h text:style-name="Heading_20_4" text:outline-level="4">STOCH | Stochastic | DONE</text:h>
      <text:list text:style-name="L132">
        <text:list-item>
          <text:p text:style-name="P152"><text:span text:style-name="T89">list = jhta.STOCH(df, n, price='Close')</text:span></text:p>
        </text:list-item>
        <text:list-item>
          <text:p text:style-name="P152"><text:a xlink:type="simple" xlink:href="https://www.fmlabs.com/reference/default.htm?url=Stochastic.htm" office:name=""><text:span text:style-name="Definition">https://www.fmlabs.com/reference/default.htm?url=Stochastic.htm</text:span></text:a></text:p>
        </text:list-item>
      </text:list>
      <text:p text:style-name="Horizontal_20_Line"/>
      <text:h text:style-name="Heading_20_4" text:outline-level="4">STOCHF | Stochastic Fast |</text:h>
      <text:list text:style-name="L133">
        <text:list-item>
  </text:list-item>
      </text:list>
      <text:p text:style-name="Horizontal_20_Line"/>
      <text:h text:style-name="Heading_20_4" text:outline-level="4">STOCHRSI | Stochastic Relative Strength Index |</text:h>
      <text:list text:style-name="L134">
        <text:list-item>
  </text:list-item>
      </text:list>
      <text:p text:style-name="Horizontal_20_Line"/>
      <text:h text:style-name="Heading_20_4" text:outline-level="4">TRIX | 1-day Rate-Of-Change (ROC) of a Triple Smooth EMA |</text:h>
      <text:list text:style-name="L135">
        <text:list-item>
  </text:list-item>
      </text:list>
      <text:p text:style-name="Horizontal_20_Line"/>
      <text:h text:style-name="Heading_20_4" text:outline-level="4">ULTOSC | Ultimate Oscillator |</text:h>
      <text:list text:style-name="L136">
        <text:list-item>
  </text:list-item>
      </text:list>
      <text:p text:style-name="Horizontal_20_Line"/>
      <text:h text:style-name="Heading_20_4" text:outline-level="4">WILLR | Williams' %R | DONE</text:h>
      <text:list text:style-name="L137">
        <text:list-item>
          <text:p text:style-name="P157"><text:span text:style-name="T90">list = jhta.WILLR(df, n)</text:span></text:p>
        </text:list-item>
        <text:list-item>
          <text:p text:style-name="P157"><text:a xlink:type="simple" xlink:href="https://www.fmlabs.com/reference/default.htm?url=WilliamsR.htm" office:name=""><text:span text:style-name="Definition">https://www.fmlabs.com/reference/default.htm?url=Williams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overlap_studies/overlap_studies.py" office:name=""><text:span text:style-name="Definition">Overlap Studies</text:span></text:a></text:h>
      <text:h text:style-name="Heading_20_4" text:outline-level="4">BBANDS | Bollinger Bands | DONE</text:h>
      <text:list text:style-name="L138">
        <text:list-item>
          <text:p text:style-name="P158"><text:span text:style-name="T91">dict of lists = jhta.BBANDS(df, n, f=2)</text:span></text:p>
        </text:list-item>
        <text:list-item>
          <text:p text:style-name="P158"><text:a xlink:type="simple" xlink:href="https://www.fmlabs.com/reference/default.htm?url=Bollinger.htm" office:name=""><text:span text:style-name="Definition">https://www.fmlabs.com/reference/default.htm?url=Bollinger.htm</text:span></text:a></text:p>
        </text:list-item>
      </text:list>
      <text:p text:style-name="Horizontal_20_Line"/>
      <text:h text:style-name="Heading_20_4" text:outline-level="4">BBANDW | Bollinger Band Width | DONE</text:h>
      <text:list text:style-name="L139">
        <text:list-item>
          <text:p text:style-name="P159"><text:span text:style-name="T92">list = jhta.BBANDW(df, n, f=2)</text:span></text:p>
        </text:list-item>
        <text:list-item>
          <text:p text:style-name="P159"><text:a xlink:type="simple" xlink:href="https://www.fmlabs.com/reference/default.htm?url=BollingerWidth.htm" office:name=""><text:span text:style-name="Definition">https://www.fmlabs.com/reference/default.htm?url=BollingerWidth.htm</text:span></text:a></text:p>
        </text:list-item>
      </text:list>
      <text:p text:style-name="Horizontal_20_Line"/>
      <text:h text:style-name="Heading_20_4" text:outline-level="4">DEMA | Double Exponential Moving Average |</text:h>
      <text:list text:style-name="L140">
        <text:list-item>
  </text:list-item>
      </text:list>
      <text:p text:style-name="Horizontal_20_Line"/>
      <text:h text:style-name="Heading_20_4" text:outline-level="4">EMA | Exponential Moving Average |</text:h>
      <text:list text:style-name="L141">
        <text:list-item>
  </text:list-item>
      </text:list>
      <text:p text:style-name="Horizontal_20_Line"/>
      <text:h text:style-name="Heading_20_4" text:outline-level="4">ENVP | Envelope Percent | DONE</text:h>
      <text:list text:style-name="L142">
        <text:list-item>
          <text:p text:style-name="P162"><text:span text:style-name="T93">dict of lists = jhta.ENVP(df, pct=.01, price='Close')</text:span></text:p>
        </text:list-item>
        <text:list-item>
          <text:p text:style-name="P162"><text:a xlink:type="simple" xlink:href="https://www.fmlabs.com/reference/default.htm?url=EnvelopePct.htm" office:name=""><text:span text:style-name="Definition">https://www.fmlabs.com/reference/default.htm?url=EnvelopePct.htm</text:span></text:a></text:p>
        </text:list-item>
      </text:list>
      <text:p text:style-name="Horizontal_20_Line"/>
      <text:h text:style-name="Heading_20_4" text:outline-level="4">KAMA | Kaufman Adaptive Moving Average |</text:h>
      <text:list text:style-name="L143">
        <text:list-item>
  </text:list-item>
      </text:list>
      <text:p text:style-name="Horizontal_20_Line"/>
      <text:h text:style-name="Heading_20_4" text:outline-level="4">MA | Moving Average |</text:h>
      <text:list text:style-name="L144">
        <text:list-item>
  </text:list-item>
      </text:list>
      <text:p text:style-name="Horizontal_20_Line"/>
      <text:h text:style-name="Heading_20_4" text:outline-level="4">MAMA | MESA Adaptive Moving Average |</text:h>
      <text:list text:style-name="L145">
        <text:list-item>
  </text:list-item>
      </text:list>
      <text:p text:style-name="Horizontal_20_Line"/>
      <text:h text:style-name="Heading_20_4" text:outline-level="4">MAVP | Moving Average with Variable Period |</text:h>
      <text:list text:style-name="L146">
        <text:list-item>
  </text:list-item>
      </text:list>
      <text:p text:style-name="Horizontal_20_Line"/>
      <text:h text:style-name="Heading_20_4" text:outline-level="4">MIDPOINT | MidPoint over period | DONE</text:h>
      <text:list text:style-name="L147">
        <text:list-item>
          <text:p text:style-name="P167"><text:span text:style-name="T94">list = jhta.MIDPOINT(df, n, price='Close')</text:span></text:p>
        </text:list-item>
        <text:list-item>
          <text:p text:style-name="P167"><text:a xlink:type="simple" xlink:href="http://www.tadoc.org/indicator/MIDPOINT.htm" office:name=""><text:span text:style-name="Definition">http://www.tadoc.org/indicator/MIDPOINT.htm</text:span></text:a></text:p>
        </text:list-item>
      </text:list>
      <text:p text:style-name="Horizontal_20_Line"/>
      <text:h text:style-name="Heading_20_4" text:outline-level="4">MIDPRICE | MidPoint Price over period | DONE</text:h>
      <text:list text:style-name="L148">
        <text:list-item>
          <text:p text:style-name="P168"><text:span text:style-name="T95">list = jhta.MIDPRICE(df, n)</text:span></text:p>
        </text:list-item>
        <text:list-item>
          <text:p text:style-name="P168"><text:a xlink:type="simple" xlink:href="http://www.tadoc.org/indicator/MIDPRICE.htm" office:name=""><text:span text:style-name="Definition">http://www.tadoc.org/indicator/MIDPRICE.htm</text:span></text:a></text:p>
        </text:list-item>
      </text:list>
      <text:p text:style-name="Horizontal_20_Line"/>
      <text:h text:style-name="Heading_20_4" text:outline-level="4">MMR | Mayer Multiple Ratio | DONE</text:h>
      <text:list text:style-name="L149">
        <text:list-item>
          <text:p text:style-name="P169"><text:span text:style-name="T96">list = jhta.MMR(df, n=200, price='Close')</text:span></text:p>
        </text:list-item>
        <text:list-item>
          <text:p text:style-name="P169"><text:a xlink:type="simple" xlink:href="https://www.theinvestorspodcast.com/bitcoin-mayer-multiple/" office:name=""><text:span text:style-name="Definition">https://www.theinvestorspodcast.com/bitcoin-mayer-multiple/</text:span></text:a></text:p>
        </text:list-item>
      </text:list>
      <text:p text:style-name="Horizontal_20_Line"/>
      <text:h text:style-name="Heading_20_4" text:outline-level="4">SAR | Parabolic SAR | DONE</text:h>
      <text:list text:style-name="L150">
        <text:list-item>
          <text:p text:style-name="P170"><text:span text:style-name="T97">list = jhta.SAR(df, af_step=.02, af_max=.2)</text:span></text:p>
        </text:list-item>
        <text:list-item>
          <text:p text:style-name="P170">book: New Concepts in Technical Trading Systems</text:p>
        </text:list-item>
      </text:list>
      <text:p text:style-name="Horizontal_20_Line"/>
      <text:h text:style-name="Heading_20_4" text:outline-level="4">SAREXT | Parabolic SAR - Extended |</text:h>
      <text:list text:style-name="L151">
        <text:list-item>
  </text:list-item>
      </text:list>
      <text:p text:style-name="Horizontal_20_Line"/>
      <text:h text:style-name="Heading_20_4" text:outline-level="4">SMA | Simple Moving Average | DONE</text:h>
      <text:list text:style-name="L152">
        <text:list-item>
          <text:p text:style-name="P172"><text:span text:style-name="T98">list = jhta.SMA(df, n, price='Close')</text:span></text:p>
        </text:list-item>
        <text:list-item>
          <text:p text:style-name="P172"><text:a xlink:type="simple" xlink:href="https://www.fmlabs.com/reference/default.htm?url=SimpleMA.htm" office:name=""><text:span text:style-name="Definition">https://www.fmlabs.com/reference/default.htm?url=SimpleMA.htm</text:span></text:a></text:p>
        </text:list-item>
      </text:list>
      <text:p text:style-name="Horizontal_20_Line"/>
      <text:h text:style-name="Heading_20_4" text:outline-level="4">T3 | Triple Exponential Moving Average (T3) |</text:h>
      <text:list text:style-name="L153">
        <text:list-item>
  </text:list-item>
      </text:list>
      <text:p text:style-name="Horizontal_20_Line"/>
      <text:h text:style-name="Heading_20_4" text:outline-level="4">TEMA | Triple Exponential Moving Average |</text:h>
      <text:list text:style-name="L154">
        <text:list-item>
  </text:list-item>
      </text:list>
      <text:p text:style-name="Horizontal_20_Line"/>
      <text:h text:style-name="Heading_20_4" text:outline-level="4">TRIMA | Triangular Moving Average | DONE</text:h>
      <text:list text:style-name="L155">
        <text:list-item>
          <text:p text:style-name="P175"><text:span text:style-name="T99">list = jhta.TRIMA(df, n, price='Close')</text:span></text:p>
        </text:list-item>
        <text:list-item>
          <text:p text:style-name="P175"><text:a xlink:type="simple" xlink:href="https://www.fmlabs.com/reference/default.htm?url=TriangularMA.htm" office:name=""><text:span text:style-name="Definition">https://www.fmlabs.com/reference/default.htm?url=TriangularMA.htm</text:span></text:a></text:p>
        </text:list-item>
      </text:list>
      <text:p text:style-name="Horizontal_20_Line"/>
      <text:h text:style-name="Heading_20_4" text:outline-level="4">WMA | Weighted Moving Average</text:h>
      <text:list text:style-name="L156">
        <text:list-item>
  </text:list-item>
      </text:list>
      <text:p text:style-name="Horizontal_20_Line"/>
      <text:h text:style-name="Heading_20_3" text:outline-level="3"><text:a xlink:type="simple" xlink:href="https://github.com/joosthoeks/jhTAlib/blob/master/jhtalib/pattern_recognition/pattern_recognition.py" office:name=""><text:span text:style-name="Definition">Pattern Recognition</text:span></text:a></text:h>
      <text:h text:style-name="Heading_20_4" text:outline-level="4">CDL2CROWS | Two Crows |</text:h>
      <text:h text:style-name="Heading_20_4" text:outline-level="4">CDL3BLACKCROWS | Three Black Crows |</text:h>
      <text:h text:style-name="Heading_20_4" text:outline-level="4">CDL3INSIDE | Three Inside Up/Down |</text:h>
      <text:h text:style-name="Heading_20_4" text:outline-level="4">CDL3LINESTRIKE | Three-Line Strike |</text:h>
      <text:h text:style-name="Heading_20_4" text:outline-level="4">CDL3OUTSIDE | Three Outside Up/Down |</text:h>
      <text:h text:style-name="Heading_20_4" text:outline-level="4">CDL3STARSINSOUTH | Three Stars In The South |</text:h>
      <text:h text:style-name="Heading_20_4" text:outline-level="4">CDL3WHITESOLDIERS | Three Advancing White Soldiers |</text:h>
      <text:h text:style-name="Heading_20_4" text:outline-level="4">CDLABANDONEDBABY | Abandoned Baby |</text:h>
      <text:h text:style-name="Heading_20_4" text:outline-level="4">CDLADVANCEBLOCK | Advance Block |</text:h>
      <text:h text:style-name="Heading_20_4" text:outline-level="4">CDLBELTHOLD | Belt-hold |</text:h>
      <text:h text:style-name="Heading_20_4" text:outline-level="4">CDLBREAKAWAY | Breakaway |</text:h>
      <text:h text:style-name="Heading_20_4" text:outline-level="4">CDLCLOSINGMARUBOZU | Closing Marubozu |</text:h>
      <text:h text:style-name="Heading_20_4" text:outline-level="4">CDLCONSEALBABYSWALL | Concealing Baby Swallow |</text:h>
      <text:h text:style-name="Heading_20_4" text:outline-level="4">CDLCOUNTERATTACK | Counterattack |</text:h>
      <text:h text:style-name="Heading_20_4" text:outline-level="4">CDLDARKCLOUDCOVER | Dark Cloud Cover |</text:h>
      <text:h text:style-name="Heading_20_4" text:outline-level="4">CDLDOJI | Doji |</text:h>
      <text:h text:style-name="Heading_20_4" text:outline-level="4">CDLDOJISTAR | Doji Star |</text:h>
      <text:h text:style-name="Heading_20_4" text:outline-level="4">CDLDRAGONFLYDOJI | Dragonfly Doji |</text:h>
      <text:h text:style-name="Heading_20_4" text:outline-level="4">CDLENGULFING | Engulfing Pattern |</text:h>
      <text:h text:style-name="Heading_20_4" text:outline-level="4">CDLEVENINGDOJISTAR | Evening Doji Star |</text:h>
      <text:h text:style-name="Heading_20_4" text:outline-level="4">CDLEVENINGSTAR | Evening Star |</text:h>
      <text:h text:style-name="Heading_20_4" text:outline-level="4">CDLGAPSIDESIDEWHITE | Up/Down-gap side-by-side white lines |</text:h>
      <text:h text:style-name="Heading_20_4" text:outline-level="4">CDLGRAVESTONEDOJI | Gravestone Doji |</text:h>
      <text:h text:style-name="Heading_20_4" text:outline-level="4">CDLHAMMER | Hammer |</text:h>
      <text:h text:style-name="Heading_20_4" text:outline-level="4">CDLHANGINGMAN | Hanging Man |</text:h>
      <text:h text:style-name="Heading_20_4" text:outline-level="4">CDLHARAMI | Harami Pattern |</text:h>
      <text:h text:style-name="Heading_20_4" text:outline-level="4">CDLHARAMICROSS | Harami Cross Pattern |</text:h>
      <text:h text:style-name="Heading_20_4" text:outline-level="4">CDLHIGHWAVE | High-Wave Candle |</text:h>
      <text:h text:style-name="Heading_20_4" text:outline-level="4">CDLHIKKAKE | Hikkake Pattern |</text:h>
      <text:h text:style-name="Heading_20_4" text:outline-level="4">CDLHIKKAKEMOD | Modified Hikkake Pattern |</text:h>
      <text:h text:style-name="Heading_20_4" text:outline-level="4">CDLHOMINGPIGEON | Homing Pigeon |</text:h>
      <text:h text:style-name="Heading_20_4" text:outline-level="4">CDLIDENTICAL3CROWS | Identical Three Crows |</text:h>
      <text:h text:style-name="Heading_20_4" text:outline-level="4">CDLINNECK | In-Neck Pattern |</text:h>
      <text:h text:style-name="Heading_20_4" text:outline-level="4">CDLINVERTEDHAMMER | Inverted Hammer |</text:h>
      <text:h text:style-name="Heading_20_4" text:outline-level="4">CDLKICKING | Kicking |</text:h>
      <text:h text:style-name="Heading_20_4" text:outline-level="4">CDLKICKINGBYLENGTH | Kicking - bull/bear determined by the longer marubozu |</text:h>
      <text:h text:style-name="Heading_20_4" text:outline-level="4">CDLLADDERBOTTOM | Ladder Bottom |</text:h>
      <text:h text:style-name="Heading_20_4" text:outline-level="4">CDLLONGLEGGEDDOJI | Long Legged Doji |</text:h>
      <text:h text:style-name="Heading_20_4" text:outline-level="4">CDLLONGLINE | Long Line Candle |</text:h>
      <text:h text:style-name="Heading_20_4" text:outline-level="4">CDLMARUBOZU | Marubozu |</text:h>
      <text:h text:style-name="Heading_20_4" text:outline-level="4">CDLMATCHINGLOW | Matching Low |</text:h>
      <text:h text:style-name="Heading_20_4" text:outline-level="4">CDLMATHOLD | Mat Hold |</text:h>
      <text:h text:style-name="Heading_20_4" text:outline-level="4">CDLMORNINGDOJISTAR | Morning Doji Star |</text:h>
      <text:h text:style-name="Heading_20_4" text:outline-level="4">CDLMORNINGSTAR | Morning Star |</text:h>
      <text:h text:style-name="Heading_20_4" text:outline-level="4">CDLONNECK | On-Neck Pattern |</text:h>
      <text:h text:style-name="Heading_20_4" text:outline-level="4">CDLPIERCING | Piercing Pattern |</text:h>
      <text:h text:style-name="Heading_20_4" text:outline-level="4">CDLRICKSHAWMAN | Rickshaw Man |</text:h>
      <text:h text:style-name="Heading_20_4" text:outline-level="4">CDLRISEFALL3METHODS | Rising/Falling Three Methods |</text:h>
      <text:h text:style-name="Heading_20_4" text:outline-level="4">CDLSEPARATINGLINES | Separating Lines |</text:h>
      <text:h text:style-name="Heading_20_4" text:outline-level="4">CDLSHOOTINGSTAR | Shooting Star |</text:h>
      <text:h text:style-name="Heading_20_4" text:outline-level="4">CDLSHORTLINE | Short Line Candle |</text:h>
      <text:h text:style-name="Heading_20_4" text:outline-level="4">CDLSPINNINGTOP | Spinning Top |</text:h>
      <text:h text:style-name="Heading_20_4" text:outline-level="4">CDLSTALLEDPATTERN | Stalled Pattern |</text:h>
      <text:h text:style-name="Heading_20_4" text:outline-level="4">CDLSTICKSANDWICH | Stick Sandwich |</text:h>
      <text:h text:style-name="Heading_20_4" text:outline-level="4">CDLTAKURI | Takuri (Dragonfly Doji with very long lower shadow) |</text:h>
      <text:h text:style-name="Heading_20_4" text:outline-level="4">CDLTASUKIGAP | Tasuki Gap |</text:h>
      <text:h text:style-name="Heading_20_4" text:outline-level="4">CDLTHRUSTING | Thrusting Pattern |</text:h>
      <text:h text:style-name="Heading_20_4" text:outline-level="4">CDLTRISTAR | Tristar Pattern |</text:h>
      <text:h text:style-name="Heading_20_4" text:outline-level="4">CDLUNIQUE3RIVER | Unique 3 River |</text:h>
      <text:h text:style-name="Heading_20_4" text:outline-level="4">CDLUPSIDEGAP2CROWS | Upside Gap Two Crows |</text:h>
      <text:h text:style-name="Heading_20_4" text:outline-level="4">CDLXSIDEGAP3METHODS | Upside/Downside Gap Three Methods |</text:h>
      <text:h text:style-name="Heading_20_3" text:outline-level="3"><text:a xlink:type="simple" xlink:href="https://github.com/joosthoeks/jhTAlib/blob/master/jhtalib/price_transform/price_transform.py" office:name=""><text:span text:style-name="Definition">Price Transform</text:span></text:a></text:h>
      <text:h text:style-name="Heading_20_4" text:outline-level="4">AVGPRICE | Average Price | DONE</text:h>
      <text:list text:style-name="L157">
        <text:list-item>
          <text:p text:style-name="P177"><text:span text:style-name="T100">list = jhta.AVGPRICE(df)</text:span></text:p>
        </text:list-item>
        <text:list-item>
          <text:p text:style-name="P177"><text:a xlink:type="simple" xlink:href="https://www.fmlabs.com/reference/default.htm?url=AvgPrices.htm" office:name=""><text:span text:style-name="Definition">https://www.fmlabs.com/reference/default.htm?url=AvgPrices.htm</text:span></text:a></text:p>
        </text:list-item>
      </text:list>
      <text:p text:style-name="Horizontal_20_Line"/>
      <text:h text:style-name="Heading_20_4" text:outline-level="4">MEDPRICE | Median Price | DONE</text:h>
      <text:list text:style-name="L158">
        <text:list-item>
          <text:p text:style-name="P178"><text:span text:style-name="T101">list = jhta.MEDPRICE(df)</text:span></text:p>
        </text:list-item>
        <text:list-item>
          <text:p text:style-name="P178"><text:a xlink:type="simple" xlink:href="https://www.fmlabs.com/reference/default.htm?url=MedianPrices.htm" office:name=""><text:span text:style-name="Definition">https://www.fmlabs.com/reference/default.htm?url=MedianPrices.htm</text:span></text:a></text:p>
        </text:list-item>
      </text:list>
      <text:p text:style-name="Horizontal_20_Line"/>
      <text:h text:style-name="Heading_20_4" text:outline-level="4">TYPPRICE | Typical Price | DONE</text:h>
      <text:list text:style-name="L159">
        <text:list-item>
          <text:p text:style-name="P179"><text:span text:style-name="T102">list = jhta.TYPPRICE(df)</text:span></text:p>
        </text:list-item>
        <text:list-item>
          <text:p text:style-name="P179"><text:a xlink:type="simple" xlink:href="https://www.fmlabs.com/reference/default.htm?url=TypicalPrices.htm" office:name=""><text:span text:style-name="Definition">https://www.fmlabs.com/reference/default.htm?url=TypicalPrices.htm</text:span></text:a></text:p>
        </text:list-item>
      </text:list>
      <text:p text:style-name="Horizontal_20_Line"/>
      <text:h text:style-name="Heading_20_4" text:outline-level="4">WCLPRICE | Weighted Close Price | DONE</text:h>
      <text:list text:style-name="L160">
        <text:list-item>
          <text:p text:style-name="P180"><text:span text:style-name="T103">list = jhta.WCLPRICE(df)</text:span></text:p>
        </text:list-item>
        <text:list-item>
          <text:p text:style-name="P180"><text:a xlink:type="simple" xlink:href="https://www.fmlabs.com/reference/default.htm?url=WeightedCloses.htm" office:name=""><text:span text:style-name="Definition">https://www.fmlabs.com/reference/default.htm?url=WeightedCloses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statistic_functions/statistic_functions.py" office:name=""><text:span text:style-name="Definition">Statistic Functions</text:span></text:a></text:h>
      <text:h text:style-name="Heading_20_4" text:outline-level="4">MEAN | Arithmetic mean (average) of data | DONE</text:h>
      <text:list text:style-name="L161">
        <text:list-item>
          <text:p text:style-name="P181"><text:span text:style-name="T104">list = jhta.MEAN(df, n, price='Close')</text:span></text:p>
        </text:list-item>
      </text:list>
      <text:p text:style-name="Horizontal_20_Line"/>
      <text:h text:style-name="Heading_20_4" text:outline-level="4">HARMONIC_MEAN | Harmonic mean of data | DONE</text:h>
      <text:list text:style-name="L162">
        <text:list-item>
          <text:p text:style-name="P182"><text:span text:style-name="T105">list = jhta.HARMONIC_MEAN(df, n, price='Close')</text:span></text:p>
        </text:list-item>
      </text:list>
      <text:p text:style-name="Horizontal_20_Line"/>
      <text:h text:style-name="Heading_20_4" text:outline-level="4">MEDIAN | Median (middle value) of data | DONE</text:h>
      <text:list text:style-name="L163">
        <text:list-item>
          <text:p text:style-name="P183"><text:span text:style-name="T106">list = jhta.MEDIAN(df, n, price='Close')</text:span></text:p>
        </text:list-item>
      </text:list>
      <text:p text:style-name="Horizontal_20_Line"/>
      <text:h text:style-name="Heading_20_4" text:outline-level="4">MEDIAN_LOW | Low median of data | DONE</text:h>
      <text:list text:style-name="L164">
        <text:list-item>
          <text:p text:style-name="P184"><text:span text:style-name="T107">list = jhta.MEDIAN_LOW(df, n, price='Close')</text:span></text:p>
        </text:list-item>
      </text:list>
      <text:p text:style-name="Horizontal_20_Line"/>
      <text:h text:style-name="Heading_20_4" text:outline-level="4">MEDIAN_HIGH | High median of data | DONE</text:h>
      <text:list text:style-name="L165">
        <text:list-item>
          <text:p text:style-name="P185"><text:span text:style-name="T108">list = jhta.MEDIAN_HIGH(df, n, price='Close')</text:span></text:p>
        </text:list-item>
      </text:list>
      <text:p text:style-name="Horizontal_20_Line"/>
      <text:h text:style-name="Heading_20_4" text:outline-level="4">MEDIAN_GROUPED | Median, or 50th percentile, of grouped data | DONE</text:h>
      <text:list text:style-name="L166">
        <text:list-item>
          <text:p text:style-name="P186"><text:span text:style-name="T109">list = jhta.MEDIAN_GROUPED(df, n, price='Close', interval=1)</text:span></text:p>
        </text:list-item>
      </text:list>
      <text:p text:style-name="Horizontal_20_Line"/>
      <text:h text:style-name="Heading_20_4" text:outline-level="4">MODE | Mode (most common value) of discrete data | DONE</text:h>
      <text:list text:style-name="L167">
        <text:list-item>
          <text:p text:style-name="P187"><text:span text:style-name="T110">list = jhta.MODE(df, n, price='Close')</text:span></text:p>
        </text:list-item>
      </text:list>
      <text:p text:style-name="Horizontal_20_Line"/>
      <text:h text:style-name="Heading_20_4" text:outline-level="4">PSTDEV | Population standard deviation of data | DONE</text:h>
      <text:list text:style-name="L168">
        <text:list-item>
          <text:p text:style-name="P188"><text:span text:style-name="T111">list = jhta.PSTDEV(df, n, price='Close', mu=None)</text:span></text:p>
        </text:list-item>
      </text:list>
      <text:p text:style-name="Horizontal_20_Line"/>
      <text:h text:style-name="Heading_20_4" text:outline-level="4">PVARIANCE | Population variance of data | DONE</text:h>
      <text:list text:style-name="L169">
        <text:list-item>
          <text:p text:style-name="P189"><text:span text:style-name="T112">list = jhta.PVARIANCE(df, n, price='Close', mu=None)</text:span></text:p>
        </text:list-item>
      </text:list>
      <text:p text:style-name="Horizontal_20_Line"/>
      <text:h text:style-name="Heading_20_4" text:outline-level="4">STDEV | Sample standard deviation of data | DONE</text:h>
      <text:list text:style-name="L170">
        <text:list-item>
          <text:p text:style-name="P190"><text:span text:style-name="T113">list = jhta.STDEV(df, n, price='Close', xbar=None)</text:span></text:p>
        </text:list-item>
      </text:list>
      <text:p text:style-name="Horizontal_20_Line"/>
      <text:h text:style-name="Heading_20_4" text:outline-level="4">VARIANCE | Sample variance of data | DONE</text:h>
      <text:list text:style-name="L171">
        <text:list-item>
          <text:p text:style-name="P191"><text:span text:style-name="T114">list = jhta.VARIANCE(df, n, price='Close', xbar=None)</text:span></text:p>
        </text:list-item>
      </text:list>
      <text:p text:style-name="Horizontal_20_Line"/>
      <text:h text:style-name="Heading_20_4" text:outline-level="4">COV | Covariance | DONE</text:h>
      <text:list text:style-name="L172">
        <text:list-item>
          <text:p text:style-name="P192"><text:span text:style-name="T115">float = jhta.COV(list1, list2)</text:span></text:p>
        </text:list-item>
        <text:list-item>
          <text:p text:style-name="P192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VARIANCE | Covariance | DONE</text:h>
      <text:list text:style-name="L173">
        <text:list-item>
          <text:p text:style-name="P193"><text:span text:style-name="T116">list = jhta.COVARIANCE(df1, df2, n, price1='Close', price2='Close')</text:span></text:p>
        </text:list-item>
        <text:list-item>
          <text:p text:style-name="P193"><text:a xlink:type="simple" xlink:href="https://en.wikipedia.org/wiki/Algorithms_for_calculating_variance#Covariance" office:name=""><text:span text:style-name="Definition">https://en.wikipedia.org/wiki/Algorithms_for_calculating_variance#Covariance</text:span></text:a></text:p>
        </text:list-item>
      </text:list>
      <text:p text:style-name="Horizontal_20_Line"/>
      <text:h text:style-name="Heading_20_4" text:outline-level="4">COR | Correlation | DONE</text:h>
      <text:list text:style-name="L174">
        <text:list-item>
          <text:p text:style-name="P194"><text:span text:style-name="T117">float = jhta.COR(list1, list2)</text:span></text:p>
        </text:list-item>
      </text:list>
      <text:p text:style-name="Horizontal_20_Line"/>
      <text:h text:style-name="Heading_20_4" text:outline-level="4">CORRELATION | Correlation | DONE</text:h>
      <text:list text:style-name="L175">
        <text:list-item>
          <text:p text:style-name="P195"><text:span text:style-name="T118">list = jhta.CORRELATION(df1, df2, n, price1='Close', price2='Close')</text:span></text:p>
        </text:list-item>
      </text:list>
      <text:p text:style-name="Horizontal_20_Line"/>
      <text:h text:style-name="Heading_20_4" text:outline-level="4">PCOR | Population Correlation | DONE</text:h>
      <text:list text:style-name="L176">
        <text:list-item>
          <text:p text:style-name="P196"><text:span text:style-name="T119">float = jhta.PCOR(list1, list2)</text:span></text:p>
        </text:list-item>
      </text:list>
      <text:p text:style-name="Horizontal_20_Line"/>
      <text:h text:style-name="Heading_20_4" text:outline-level="4">PCORRELATION | Population Correlation | DONE</text:h>
      <text:list text:style-name="L177">
        <text:list-item>
          <text:p text:style-name="P197"><text:span text:style-name="T120">list = jhta.PCORRELATION(df1, df2, n, price1='Close', price2='Close')</text:span></text:p>
        </text:list-item>
      </text:list>
      <text:p text:style-name="Horizontal_20_Line"/>
      <text:h text:style-name="Heading_20_4" text:outline-level="4">BETA | Beta | DONE</text:h>
      <text:list text:style-name="L178">
        <text:list-item>
          <text:p text:style-name="P198"><text:span text:style-name="T121">float = jhta.BETA(list1, list2)</text:span></text:p>
        </text:list-item>
        <text:list-item>
          <text:p text:style-name="P198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BETAS | Betas | DONE</text:h>
      <text:list text:style-name="L179">
        <text:list-item>
          <text:p text:style-name="P199"><text:span text:style-name="T122">list = jhta.BETAS(df1, df2, n, price1='Close', price2='Close')</text:span></text:p>
        </text:list-item>
        <text:list-item>
          <text:p text:style-name="P199"><text:a xlink:type="simple" xlink:href="https://en.wikipedia.org/wiki/Beta_(finance)" office:name=""><text:span text:style-name="Definition">https://en.wikipedia.org/wiki/Beta_(finance)</text:span></text:a></text:p>
        </text:list-item>
      </text:list>
      <text:p text:style-name="Horizontal_20_Line"/>
      <text:h text:style-name="Heading_20_4" text:outline-level="4">LSR | Least Squares Regression | DONE</text:h>
      <text:list text:style-name="L180">
        <text:list-item>
          <text:p text:style-name="P200"><text:span text:style-name="T123">list = jhta.LSR(df, price='Close', predictions_int=0)</text:span></text:p>
        </text:list-item>
        <text:list-item>
          <text:p text:style-name="P200"><text:a xlink:type="simple" xlink:href="https://www.mathsisfun.com/data/least-squares-regression.html" office:name=""><text:span text:style-name="Definition">https://www.mathsisfun.com/data/least-squares-regression.html</text:span></text:a></text:p>
        </text:list-item>
      </text:list>
      <text:p text:style-name="Horizontal_20_Line"/>
      <text:h text:style-name="Heading_20_4" text:outline-level="4">SLR | Simple Linear Regression | DONE</text:h>
      <text:list text:style-name="L181">
        <text:list-item>
          <text:p text:style-name="P201"><text:span text:style-name="T124">list = jhta.SLR(df, price='Close', predictions_int=0)</text:span></text:p>
        </text:list-item>
        <text:list-item>
          <text:p text:style-name="P201"><text:a xlink:type="simple" xlink:href="https://machinelearningmastery.com/implement-simple-linear-regression-scratch-python/" office:name=""><text:span text:style-name="Definition">https://machinelearningmastery.com/implement-simple-linear-regression-scratch-python/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uncategorised/uncategorised.py" office:name=""><text:span text:style-name="Definition">Uncategorised</text:span></text:a></text:h>
      <text:h text:style-name="Heading_20_3" text:outline-level="3"><text:a xlink:type="simple" xlink:href="https://github.com/joosthoeks/jhTAlib/blob/master/jhtalib/volatility_indicators/volatility_indicators.py" office:name=""><text:span text:style-name="Definition">Volatility Indicators</text:span></text:a></text:h>
      <text:h text:style-name="Heading_20_4" text:outline-level="4">ATR | Average True Range | DONE</text:h>
      <text:list text:style-name="L182">
        <text:list-item>
          <text:p text:style-name="P202"><text:span text:style-name="T125">list = jhta.ATR(df, n)</text:span></text:p>
        </text:list-item>
        <text:list-item>
          <text:p text:style-name="P202"><text:a xlink:type="simple" xlink:href="https://www.fmlabs.com/reference/default.htm?url=ATR.htm" office:name=""><text:span text:style-name="Definition">https://www.fmlabs.com/reference/default.htm?url=ATR.htm</text:span></text:a></text:p>
        </text:list-item>
      </text:list>
      <text:p text:style-name="Horizontal_20_Line"/>
      <text:h text:style-name="Heading_20_4" text:outline-level="4">NATR | Normalized Average True Range |</text:h>
      <text:list text:style-name="L183">
        <text:list-item>
  </text:list-item>
      </text:list>
      <text:p text:style-name="Horizontal_20_Line"/>
      <text:h text:style-name="Heading_20_4" text:outline-level="4">RVI | Relative Volatility Index | DONE</text:h>
      <text:list text:style-name="L184">
        <text:list-item>
          <text:p text:style-name="P204"><text:span text:style-name="T126">list = jhta.RVI(df, n)</text:span></text:p>
        </text:list-item>
        <text:list-item>
          <text:p text:style-name="P204"><text:a xlink:type="simple" xlink:href="https://www.fmlabs.com/reference/default.htm?url=RVI.htm" office:name=""><text:span text:style-name="Definition">https://www.fmlabs.com/reference/default.htm?url=RVI.htm</text:span></text:a></text:p>
        </text:list-item>
      </text:list>
      <text:p text:style-name="Horizontal_20_Line"/>
      <text:h text:style-name="Heading_20_4" text:outline-level="4">INERTIA | Inertia |</text:h>
      <text:list text:style-name="L185">
        <text:list-item>
  </text:list-item>
      </text:list>
      <text:p text:style-name="Horizontal_20_Line"/>
      <text:h text:style-name="Heading_20_4" text:outline-level="4">TRANGE | True Range | DONE</text:h>
      <text:list text:style-name="L186">
        <text:list-item>
          <text:p text:style-name="P206"><text:span text:style-name="T127">list = jhta.TRANGE(df)</text:span></text:p>
        </text:list-item>
        <text:list-item>
          <text:p text:style-name="P206"><text:a xlink:type="simple" xlink:href="https://www.fmlabs.com/reference/default.htm?url=TR.htm" office:name=""><text:span text:style-name="Definition">https://www.fmlabs.com/reference/default.htm?url=TR.htm</text:span></text:a></text:p>
        </text:list-item>
      </text:list>
      <text:p text:style-name="Horizontal_20_Line"/>
      <text:h text:style-name="Heading_20_3" text:outline-level="3"><text:a xlink:type="simple" xlink:href="https://github.com/joosthoeks/jhTAlib/blob/master/jhtalib/volume_indicators/volume_indicators.py" office:name=""><text:span text:style-name="Definition">Volume Indicators</text:span></text:a></text:h>
      <text:h text:style-name="Heading_20_4" text:outline-level="4">AD | Chaikin A/D Line | DONE</text:h>
      <text:list text:style-name="L187">
        <text:list-item>
          <text:p text:style-name="P207"><text:span text:style-name="T128">list = jhta.AD(df)</text:span></text:p>
        </text:list-item>
        <text:list-item>
          <text:p text:style-name="P207"><text:a xlink:type="simple" xlink:href="https://www.fmlabs.com/reference/default.htm?url=AccumDist.htm" office:name=""><text:span text:style-name="Definition">https://www.fmlabs.com/reference/default.htm?url=AccumDist.htm</text:span></text:a></text:p>
        </text:list-item>
      </text:list>
      <text:p text:style-name="Horizontal_20_Line"/>
      <text:h text:style-name="Heading_20_4" text:outline-level="4">ADOSC | Chaikin A/D Oscillator |</text:h>
      <text:list text:style-name="L188">
        <text:list-item>
  </text:list-item>
      </text:list>
      <text:p text:style-name="Horizontal_20_Line"/>
      <text:h text:style-name="Heading_20_4" text:outline-level="4">OBV | On Balance Volume | DONE</text:h>
      <text:list text:style-name="L189">
        <text:list-item>
          <text:p text:style-name="P209"><text:span text:style-name="T129">list = jhta.OBV(df)</text:span></text:p>
        </text:list-item>
        <text:list-item>
          <text:p text:style-name="P209"><text:a xlink:type="simple" xlink:href="https://www.fmlabs.com/reference/default.htm?url=OBV.htm" office:name=""><text:span text:style-name="Definition">https://www.fmlabs.com/reference/default.htm?url=OBV.htm</text:span></text:a></text:p>
        </text:list-item>
      </text:list>
      <text:p text:style-name="Horizontal_20_Lin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hTAlib</dc:title>
  </office:meta>
</office:document-meta>
</file>